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Text_20_body">
      <style:text-properties officeooo:paragraph-rsid="14f061c4"/>
    </style:style>
    <style:style style:name="P79" style:family="paragraph" style:parent-style-name="Text_20_body">
      <style:text-properties officeooo:paragraph-rsid="14f23f69"/>
    </style:style>
    <style:style style:name="P80" style:family="paragraph" style:parent-style-name="Text_20_body">
      <style:text-properties officeooo:paragraph-rsid="14f252db"/>
    </style:style>
    <style:style style:name="P81" style:family="paragraph" style:parent-style-name="Text_20_body">
      <style:text-properties officeooo:paragraph-rsid="14f3d990"/>
    </style:style>
    <style:style style:name="P82" style:family="paragraph" style:parent-style-name="Text_20_body">
      <style:text-properties officeooo:paragraph-rsid="14f5c932"/>
    </style:style>
    <style:style style:name="P83" style:family="paragraph" style:parent-style-name="Text_20_body">
      <style:text-properties officeooo:paragraph-rsid="14fce33b"/>
    </style:style>
    <style:style style:name="P84" style:family="paragraph" style:parent-style-name="Text_20_body">
      <style:text-properties officeooo:paragraph-rsid="15012096"/>
    </style:style>
    <style:style style:name="P85" style:family="paragraph" style:parent-style-name="Text_20_body">
      <style:text-properties officeooo:paragraph-rsid="1508ead2"/>
    </style:style>
    <style:style style:name="P86" style:family="paragraph" style:parent-style-name="Standard">
      <style:paragraph-properties fo:text-align="center" style:justify-single-word="false"/>
      <style:text-properties officeooo:rsid="057aae1d" officeooo:paragraph-rsid="057aae1d"/>
    </style:style>
    <style:style style:name="P87"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9"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90"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91"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92" style:family="paragraph" style:parent-style-name="Standard">
      <style:text-properties officeooo:paragraph-rsid="14f23f69"/>
    </style:style>
    <style:style style:name="P93" style:family="paragraph" style:parent-style-name="Example_20_Header">
      <style:text-properties officeooo:paragraph-rsid="0ce95318"/>
    </style:style>
    <style:style style:name="P94" style:family="paragraph" style:parent-style-name="Standard">
      <style:paragraph-properties fo:text-align="center" style:justify-single-word="false" fo:break-before="page"/>
    </style:style>
    <style:style style:name="P95" style:family="paragraph" style:parent-style-name="Contents_20_2">
      <style:paragraph-properties>
        <style:tab-stops>
          <style:tab-stop style:position="14.801cm" style:type="right" style:leader-style="dotted" style:leader-text="."/>
        </style:tab-stops>
      </style:paragraph-properties>
    </style:style>
    <style:style style:name="P96" style:family="paragraph" style:parent-style-name="Contents_20_3">
      <style:paragraph-properties>
        <style:tab-stops>
          <style:tab-stop style:position="14.801cm" style:type="right" style:leader-style="dotted" style:leader-text="."/>
        </style:tab-stops>
      </style:paragraph-properties>
    </style:style>
    <style:style style:name="P97" style:family="paragraph" style:parent-style-name="Contents_20_4">
      <style:paragraph-properties>
        <style:tab-stops>
          <style:tab-stop style:position="14.801cm" style:type="right" style:leader-style="dotted" style:leader-text="."/>
        </style:tab-stops>
      </style:paragraph-properties>
    </style:style>
    <style:style style:name="P98" style:family="paragraph" style:parent-style-name="Contents_20_1">
      <style:paragraph-properties>
        <style:tab-stops>
          <style:tab-stop style:position="14.801cm" style:type="right" style:leader-style="dotted" style:leader-text="."/>
        </style:tab-stops>
      </style:paragraph-properties>
    </style:style>
    <style:style style:name="P99" style:family="paragraph" style:parent-style-name="Text_20_body">
      <style:paragraph-properties fo:margin-left="0cm" fo:margin-right="0cm" fo:orphans="2" fo:widows="2" fo:text-indent="0cm" style:auto-text-indent="false"/>
      <style:text-properties officeooo:paragraph-rsid="14f23f69"/>
    </style:style>
    <style:style style:name="P100" style:family="paragraph" style:parent-style-name="Text_20_body" style:master-page-name="Standard">
      <style:paragraph-properties style:page-number="auto"/>
      <style:text-properties officeooo:rsid="0f755768" officeooo:paragraph-rsid="0f755768"/>
    </style:style>
    <style:style style:name="P101" style:family="paragraph" style:parent-style-name="Text_20_body" style:list-style-name="L1">
      <style:text-properties officeooo:paragraph-rsid="13f939e0"/>
    </style:style>
    <style:style style:name="P102" style:family="paragraph" style:parent-style-name="Text_20_body" style:list-style-name="L2">
      <style:text-properties officeooo:paragraph-rsid="141409e1"/>
    </style:style>
    <style:style style:name="P103" style:family="paragraph" style:parent-style-name="Text_20_body" style:list-style-name="L2">
      <style:text-properties officeooo:paragraph-rsid="145d7a2c"/>
    </style:style>
    <style:style style:name="P104" style:family="paragraph" style:parent-style-name="Text_20_body" style:list-style-name="L2">
      <style:text-properties officeooo:paragraph-rsid="146c037d"/>
    </style:style>
    <style:style style:name="P105" style:family="paragraph" style:parent-style-name="Text_20_body" style:list-style-name="L2">
      <style:text-properties officeooo:paragraph-rsid="145e2757"/>
    </style:style>
    <style:style style:name="P106" style:family="paragraph" style:parent-style-name="Text_20_body" style:list-style-name="L2">
      <style:text-properties officeooo:paragraph-rsid="146f2ec4"/>
    </style:style>
    <style:style style:name="P107" style:family="paragraph" style:parent-style-name="Text_20_body" style:list-style-name="L3">
      <style:text-properties officeooo:paragraph-rsid="1459bd31"/>
    </style:style>
    <style:style style:name="P108" style:family="paragraph" style:parent-style-name="Text_20_body" style:list-style-name="L3">
      <style:text-properties officeooo:paragraph-rsid="1468163e"/>
    </style:style>
    <style:style style:name="P109" style:family="paragraph" style:parent-style-name="Text_20_body" style:list-style-name="L3">
      <style:text-properties officeooo:paragraph-rsid="146a71c5"/>
    </style:style>
    <style:style style:name="P110" style:family="paragraph" style:parent-style-name="Text_20_body" style:list-style-name="L3">
      <style:text-properties officeooo:paragraph-rsid="145b9382"/>
    </style:style>
    <style:style style:name="P111" style:family="paragraph" style:parent-style-name="Text_20_body" style:list-style-name="L3">
      <style:text-properties officeooo:paragraph-rsid="1466f027"/>
    </style:style>
    <style:style style:name="P112" style:family="paragraph" style:parent-style-name="Text_20_body" style:list-style-name="L3">
      <style:text-properties officeooo:paragraph-rsid="1464327e"/>
    </style:style>
    <style:style style:name="P113" style:family="paragraph" style:parent-style-name="Text_20_body" style:list-style-name="L3">
      <style:text-properties officeooo:paragraph-rsid="1460901b"/>
    </style:style>
    <style:style style:name="P114" style:family="paragraph" style:parent-style-name="Text_20_body" style:list-style-name="L3">
      <style:text-properties officeooo:paragraph-rsid="145f383a"/>
    </style:style>
    <style:style style:name="P115" style:family="paragraph" style:parent-style-name="Text_20_body" style:list-style-name="L4">
      <style:text-properties officeooo:paragraph-rsid="14620905"/>
    </style:style>
    <style:style style:name="P116" style:family="paragraph" style:parent-style-name="Text_20_body" style:list-style-name="L4">
      <style:text-properties officeooo:paragraph-rsid="14655248"/>
    </style:style>
    <style:style style:name="P117" style:family="paragraph" style:parent-style-name="Text_20_body" style:list-style-name="L5">
      <style:text-properties officeooo:paragraph-rsid="14438582"/>
    </style:style>
    <style:style style:name="P118" style:family="paragraph" style:parent-style-name="Text_20_body" style:list-style-name="L5">
      <style:text-properties officeooo:paragraph-rsid="14451c91"/>
    </style:style>
    <style:style style:name="P119" style:family="paragraph" style:parent-style-name="Text_20_body" style:list-style-name="L5">
      <style:text-properties officeooo:paragraph-rsid="144cc974"/>
    </style:style>
    <style:style style:name="P120" style:family="paragraph" style:parent-style-name="Text_20_body" style:list-style-name="L5">
      <style:text-properties officeooo:paragraph-rsid="144d8b97"/>
    </style:style>
    <style:style style:name="P121" style:family="paragraph" style:parent-style-name="Text_20_body" style:list-style-name="L6">
      <style:text-properties officeooo:paragraph-rsid="14267bb7"/>
    </style:style>
    <style:style style:name="P122" style:family="paragraph" style:parent-style-name="Text_20_body" style:list-style-name="L6">
      <style:text-properties officeooo:paragraph-rsid="142621fb"/>
    </style:style>
    <style:style style:name="P123" style:family="paragraph" style:parent-style-name="Text_20_body" style:list-style-name="L6">
      <style:text-properties officeooo:paragraph-rsid="1428ba5c"/>
    </style:style>
    <style:style style:name="P124" style:family="paragraph" style:parent-style-name="Text_20_body" style:list-style-name="L7">
      <style:text-properties officeooo:paragraph-rsid="13fdbc01"/>
    </style:style>
    <style:style style:name="P125" style:family="paragraph" style:parent-style-name="Text_20_body" style:list-style-name="L7">
      <style:text-properties officeooo:paragraph-rsid="13fece48"/>
    </style:style>
    <style:style style:name="P126" style:family="paragraph" style:parent-style-name="Text_20_body" style:list-style-name="L7">
      <style:text-properties officeooo:paragraph-rsid="141fff7d"/>
    </style:style>
    <style:style style:name="P127" style:family="paragraph" style:parent-style-name="Text_20_body" style:list-style-name="L7">
      <style:text-properties officeooo:paragraph-rsid="140097fd"/>
    </style:style>
    <style:style style:name="P128" style:family="paragraph" style:parent-style-name="Text_20_body" style:list-style-name="L8">
      <style:text-properties officeooo:paragraph-rsid="140212b9"/>
    </style:style>
    <style:style style:name="P129" style:family="paragraph" style:parent-style-name="Text_20_body" style:list-style-name="L9">
      <style:text-properties officeooo:paragraph-rsid="1435385a"/>
    </style:style>
    <style:style style:name="P130" style:family="paragraph" style:parent-style-name="Text_20_body" style:list-style-name="L10">
      <style:text-properties officeooo:paragraph-rsid="1434c972"/>
    </style:style>
    <style:style style:name="P131" style:family="paragraph" style:parent-style-name="Text_20_body" style:list-style-name="L10">
      <style:text-properties officeooo:paragraph-rsid="1437d6b8"/>
    </style:style>
    <style:style style:name="P132" style:family="paragraph" style:parent-style-name="Text_20_body" style:list-style-name="L10">
      <style:text-properties officeooo:paragraph-rsid="14384ae8"/>
    </style:style>
    <style:style style:name="P133" style:family="paragraph" style:parent-style-name="Text_20_body" style:list-style-name="L11">
      <style:text-properties officeooo:paragraph-rsid="143ab7c0"/>
    </style:style>
    <style:style style:name="P134" style:family="paragraph" style:parent-style-name="Text_20_body" style:list-style-name="L11">
      <style:text-properties officeooo:paragraph-rsid="143ac549"/>
    </style:style>
    <style:style style:name="P135" style:family="paragraph" style:parent-style-name="Text_20_body" style:list-style-name="L11">
      <style:text-properties officeooo:paragraph-rsid="143cd6b4"/>
    </style:style>
    <style:style style:name="P136" style:family="paragraph" style:parent-style-name="Text_20_body" style:list-style-name="L11">
      <style:text-properties officeooo:paragraph-rsid="143e921e"/>
    </style:style>
    <style:style style:name="P137" style:family="paragraph" style:parent-style-name="Text_20_body" style:list-style-name="L12">
      <style:text-properties officeooo:paragraph-rsid="14423419"/>
    </style:style>
    <style:style style:name="P138" style:family="paragraph" style:parent-style-name="Text_20_body" style:list-style-name="L13"/>
    <style:style style:name="P139" style:family="paragraph" style:parent-style-name="Text_20_body" style:list-style-name="L13">
      <style:text-properties officeooo:paragraph-rsid="141ec1eb"/>
    </style:style>
    <style:style style:name="P140" style:family="paragraph" style:parent-style-name="Text_20_body" style:list-style-name="L14">
      <style:text-properties officeooo:paragraph-rsid="143063e7"/>
    </style:style>
    <style:style style:name="P141" style:family="paragraph" style:parent-style-name="Text_20_body" style:list-style-name="L15">
      <style:text-properties officeooo:paragraph-rsid="1451c0f4"/>
    </style:style>
    <style:style style:name="P142" style:family="paragraph" style:parent-style-name="Text_20_body" style:list-style-name="L15">
      <style:text-properties officeooo:paragraph-rsid="14532e9d"/>
    </style:style>
    <style:style style:name="P143" style:family="paragraph" style:parent-style-name="Text_20_body" style:list-style-name="L15">
      <style:text-properties officeooo:paragraph-rsid="1453f1c2"/>
    </style:style>
    <style:style style:name="P144" style:family="paragraph" style:parent-style-name="Text_20_body" style:list-style-name="L15">
      <style:text-properties officeooo:paragraph-rsid="1454433a"/>
    </style:style>
    <style:style style:name="P145" style:family="paragraph" style:parent-style-name="Text_20_body" style:list-style-name="L15">
      <style:text-properties officeooo:paragraph-rsid="14547123"/>
    </style:style>
    <style:style style:name="P146" style:family="paragraph" style:parent-style-name="Text_20_body" style:list-style-name="L15">
      <style:text-properties officeooo:paragraph-rsid="1454aeb3"/>
    </style:style>
    <style:style style:name="P147"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48" style:family="paragraph" style:parent-style-name="Text_20_body" style:list-style-name="L16">
      <style:text-properties officeooo:rsid="1ce7ea43" officeooo:paragraph-rsid="1473e9d3"/>
    </style:style>
    <style:style style:name="P149" style:family="paragraph" style:parent-style-name="Text_20_body" style:list-style-name="L17">
      <style:text-properties officeooo:rsid="1ccd2e54" officeooo:paragraph-rsid="1473e9d3"/>
    </style:style>
    <style:style style:name="P150" style:family="paragraph" style:parent-style-name="Text_20_body" style:list-style-name="L17">
      <style:text-properties officeooo:rsid="1cd0161a" officeooo:paragraph-rsid="1473e9d3" fo:background-color="transparent"/>
    </style:style>
    <style:style style:name="P151" style:family="paragraph" style:parent-style-name="Text_20_body" style:list-style-name="L18">
      <style:text-properties officeooo:paragraph-rsid="127e6672"/>
    </style:style>
    <style:style style:name="P152" style:family="paragraph" style:parent-style-name="Text_20_body" style:list-style-name="L18">
      <style:text-properties fo:language="cs" fo:country="CZ" officeooo:rsid="1106777c" officeooo:paragraph-rsid="127e6672"/>
    </style:style>
    <style:style style:name="P153" style:family="paragraph" style:parent-style-name="Text_20_body" style:list-style-name="L18">
      <style:text-properties officeooo:rsid="11090e95" officeooo:paragraph-rsid="127e6672"/>
    </style:style>
    <style:style style:name="P154" style:family="paragraph" style:parent-style-name="Text_20_body" style:list-style-name="L18">
      <style:text-properties officeooo:rsid="110bf2e3" officeooo:paragraph-rsid="127e6672"/>
    </style:style>
    <style:style style:name="P155" style:family="paragraph" style:parent-style-name="Text_20_body" style:list-style-name="L18">
      <style:text-properties officeooo:rsid="110de6b6" officeooo:paragraph-rsid="127e6672"/>
    </style:style>
    <style:style style:name="P156" style:family="paragraph" style:parent-style-name="Text_20_body" style:list-style-name="L18">
      <style:text-properties officeooo:rsid="11135c2e" officeooo:paragraph-rsid="127e6672"/>
    </style:style>
    <style:style style:name="P157" style:family="paragraph" style:parent-style-name="Text_20_body" style:list-style-name="L18">
      <style:text-properties officeooo:rsid="1116b9b5" officeooo:paragraph-rsid="127e6672"/>
    </style:style>
    <style:style style:name="P158" style:family="paragraph" style:parent-style-name="Text_20_body" style:list-style-name="L18">
      <style:text-properties officeooo:rsid="111872d3" officeooo:paragraph-rsid="127e6672"/>
    </style:style>
    <style:style style:name="P159" style:family="paragraph" style:parent-style-name="Text_20_body" style:list-style-name="L18">
      <style:text-properties officeooo:rsid="111dc4f9" officeooo:paragraph-rsid="127e6672"/>
    </style:style>
    <style:style style:name="P160" style:family="paragraph" style:parent-style-name="Text_20_body" style:list-style-name="L19">
      <style:text-properties officeooo:rsid="13bb2325" officeooo:paragraph-rsid="13bb2325"/>
    </style:style>
    <style:style style:name="P161" style:family="paragraph" style:parent-style-name="Text_20_body" style:list-style-name="L20">
      <style:text-properties officeooo:rsid="13bd89c3" officeooo:paragraph-rsid="13bd89c3"/>
    </style:style>
    <style:style style:name="P162" style:family="paragraph" style:parent-style-name="Text_20_body" style:list-style-name="L20">
      <style:text-properties officeooo:rsid="13bf9af6" officeooo:paragraph-rsid="13bf9af6"/>
    </style:style>
    <style:style style:name="P163" style:family="paragraph" style:parent-style-name="Text_20_body">
      <style:text-properties officeooo:paragraph-rsid="150937c1"/>
    </style:style>
    <style:style style:name="P164" style:family="paragraph" style:parent-style-name="Text_20_body">
      <style:text-properties officeooo:paragraph-rsid="14f23f69"/>
    </style:style>
    <style:style style:name="P165" style:family="paragraph" style:parent-style-name="Text_20_body">
      <style:text-properties officeooo:paragraph-rsid="150b2b46"/>
    </style:style>
    <style:style style:name="P166" style:family="paragraph" style:parent-style-name="Text_20_body">
      <style:text-properties officeooo:paragraph-rsid="150c4488"/>
    </style:style>
    <style:style style:name="P167" style:family="paragraph" style:parent-style-name="Text_20_body">
      <style:text-properties officeooo:paragraph-rsid="150e3dff"/>
    </style:style>
    <style:style style:name="P168" style:family="paragraph" style:parent-style-name="Text_20_body">
      <style:text-properties officeooo:paragraph-rsid="150fbf6a"/>
    </style:style>
    <style:style style:name="P169" style:family="paragraph" style:parent-style-name="Text_20_body">
      <style:text-properties officeooo:paragraph-rsid="15159258"/>
    </style:style>
    <style:style style:name="P170" style:family="paragraph" style:parent-style-name="Text_20_body">
      <style:text-properties officeooo:paragraph-rsid="15021368"/>
    </style:style>
    <style:style style:name="P171" style:family="paragraph" style:parent-style-name="Text_20_body">
      <style:text-properties officeooo:paragraph-rsid="1515cff0"/>
    </style:style>
    <style:style style:name="P172" style:family="paragraph" style:parent-style-name="Text_20_body">
      <style:text-properties officeooo:paragraph-rsid="1517f782"/>
    </style:style>
    <style:style style:name="P173" style:family="paragraph" style:parent-style-name="Text_20_body">
      <style:text-properties officeooo:paragraph-rsid="151d382d"/>
    </style:style>
    <style:style style:name="P174" style:family="paragraph" style:parent-style-name="Heading_20_1">
      <style:text-properties officeooo:paragraph-rsid="144805a2"/>
    </style:style>
    <style:style style:name="P175" style:family="paragraph" style:parent-style-name="Heading_20_2">
      <style:text-properties officeooo:paragraph-rsid="1514859a"/>
    </style:style>
    <style:style style:name="P176" style:family="paragraph" style:parent-style-name="Heading_20_3">
      <style:text-properties officeooo:paragraph-rsid="14f3d990"/>
    </style:style>
    <style:style style:name="P177" style:family="paragraph" style:parent-style-name="Heading_20_3">
      <style:text-properties officeooo:rsid="13eb5560" officeooo:paragraph-rsid="13eb5560"/>
    </style:style>
    <style:style style:name="P178" style:family="paragraph" style:parent-style-name="Heading_20_4">
      <style:text-properties officeooo:rsid="10f18885" officeooo:paragraph-rsid="127e6672"/>
    </style:style>
    <style:style style:name="P179" style:family="paragraph" style:parent-style-name="Heading_20_4">
      <style:text-properties officeooo:paragraph-rsid="127e6672"/>
    </style:style>
    <style:style style:name="P180" style:family="paragraph" style:parent-style-name="Heading_20_4">
      <style:text-properties style:text-line-through-style="solid" style:text-line-through-type="single" officeooo:paragraph-rsid="127e6672"/>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1d751c99" style:font-style-asian="italic" style:font-style-complex="italic"/>
    </style:style>
    <style:style style:name="T84" style:family="text">
      <style:text-properties fo:font-style="italic" style:text-underline-style="none" officeooo:rsid="1ced15ce" style:font-style-asian="italic" style:font-style-complex="italic"/>
    </style:style>
    <style:style style:name="T85" style:family="text">
      <style:text-properties fo:font-style="italic" style:text-underline-style="none" officeooo:rsid="1cef5755" style:font-style-asian="italic" style:font-style-complex="italic"/>
    </style:style>
    <style:style style:name="T86" style:family="text">
      <style:text-properties fo:font-style="italic" style:text-underline-style="none" officeooo:rsid="1ceb219c" style:font-style-asian="italic" style:font-style-complex="italic"/>
    </style:style>
    <style:style style:name="T87" style:family="text">
      <style:text-properties fo:font-style="italic" style:text-underline-style="none" officeooo:rsid="1cd2d849" style:font-style-asian="italic" style:font-style-complex="italic"/>
    </style:style>
    <style:style style:name="T88" style:family="text">
      <style:text-properties fo:font-style="italic" style:text-underline-style="none" officeooo:rsid="1cd0a72c" style:font-style-asian="italic" style:font-style-complex="italic"/>
    </style:style>
    <style:style style:name="T89" style:family="text">
      <style:text-properties fo:font-style="italic" style:text-underline-style="none" officeooo:rsid="1cd235c1" style:font-style-asian="italic" style:font-style-complex="italic"/>
    </style:style>
    <style:style style:name="T90" style:family="text">
      <style:text-properties fo:font-style="italic" style:text-underline-style="none" officeooo:rsid="1ccd2e54" style:font-style-asian="italic" style:font-style-complex="italic"/>
    </style:style>
    <style:style style:name="T91" style:family="text">
      <style:text-properties fo:font-style="italic" style:text-underline-style="none" officeooo:rsid="1ccdf503" style:font-style-asian="italic" style:font-style-complex="italic"/>
    </style:style>
    <style:style style:name="T92" style:family="text">
      <style:text-properties fo:font-style="italic" style:text-underline-style="none" officeooo:rsid="1ccfd19f" style:font-style-asian="italic" style:font-style-complex="italic"/>
    </style:style>
    <style:style style:name="T93" style:family="text">
      <style:text-properties fo:font-style="italic" style:text-underline-style="none" officeooo:rsid="1cd017e0" style:font-style-asian="italic" style:font-style-complex="italic"/>
    </style:style>
    <style:style style:name="T94" style:family="text">
      <style:text-properties fo:font-style="italic" style:text-underline-style="none" officeooo:rsid="14750271" style:font-style-asian="italic" style:font-style-complex="italic"/>
    </style:style>
    <style:style style:name="T95" style:family="text">
      <style:text-properties fo:font-style="italic" style:text-underline-style="none" officeooo:rsid="1475338d" style:font-style-asian="italic" style:font-style-complex="italic"/>
    </style:style>
    <style:style style:name="T96" style:family="text">
      <style:text-properties fo:font-style="italic" style:text-underline-style="none" officeooo:rsid="1475ab5f" style:font-style-asian="italic" style:font-style-complex="italic"/>
    </style:style>
    <style:style style:name="T97" style:family="text">
      <style:text-properties fo:font-style="italic" style:text-underline-style="none" officeooo:rsid="14762af0" style:font-style-asian="italic" style:font-style-complex="italic"/>
    </style:style>
    <style:style style:name="T98" style:family="text">
      <style:text-properties fo:font-style="italic" style:text-underline-style="none" officeooo:rsid="14764473" style:font-style-asian="italic" style:font-style-complex="italic"/>
    </style:style>
    <style:style style:name="T99" style:family="text">
      <style:text-properties fo:font-style="italic" style:text-underline-style="none" officeooo:rsid="1477ad07" style:font-style-asian="italic" style:font-style-complex="italic"/>
    </style:style>
    <style:style style:name="T100" style:family="text">
      <style:text-properties fo:font-style="italic" style:text-underline-style="none" officeooo:rsid="14795a20" style:font-style-asian="italic" style:font-style-complex="italic"/>
    </style:style>
    <style:style style:name="T101" style:family="text">
      <style:text-properties officeooo:rsid="11686322"/>
    </style:style>
    <style:style style:name="T102" style:family="text">
      <style:text-properties fo:font-style="normal" style:font-style-asian="normal" style:font-style-complex="normal"/>
    </style:style>
    <style:style style:name="T103" style:family="text">
      <style:text-properties fo:font-style="normal" officeooo:rsid="11d1379e" style:font-style-asian="normal" style:font-style-complex="normal"/>
    </style:style>
    <style:style style:name="T104" style:family="text">
      <style:text-properties fo:font-style="normal" officeooo:rsid="11d220d8" style:font-style-asian="normal" style:font-style-complex="normal"/>
    </style:style>
    <style:style style:name="T105" style:family="text">
      <style:text-properties fo:font-style="normal" officeooo:rsid="11d71079" style:font-style-asian="normal" style:font-style-complex="normal"/>
    </style:style>
    <style:style style:name="T106" style:family="text">
      <style:text-properties fo:font-style="normal" officeooo:rsid="11d86d12" style:font-style-asian="normal" style:font-style-complex="normal"/>
    </style:style>
    <style:style style:name="T107" style:family="text">
      <style:text-properties fo:font-style="normal" officeooo:rsid="11d89034" style:font-style-asian="normal" style:font-style-complex="normal"/>
    </style:style>
    <style:style style:name="T108" style:family="text">
      <style:text-properties fo:font-style="normal" officeooo:rsid="12303c78" style:font-style-asian="normal" style:font-style-complex="normal"/>
    </style:style>
    <style:style style:name="T109" style:family="text">
      <style:text-properties fo:font-style="normal" officeooo:rsid="1234bb9c" style:font-style-asian="normal" style:font-style-complex="normal"/>
    </style:style>
    <style:style style:name="T110" style:family="text">
      <style:text-properties fo:font-style="normal" officeooo:rsid="14bea06e" style:font-style-asian="normal" style:font-style-complex="normal"/>
    </style:style>
    <style:style style:name="T111" style:family="text">
      <style:text-properties fo:font-style="normal" fo:font-weight="bold" officeooo:rsid="13edf8ba" style:font-style-asian="normal" style:font-weight-asian="bold" style:font-style-complex="normal" style:font-weight-complex="bold"/>
    </style:style>
    <style:style style:name="T112" style:family="text">
      <style:text-properties fo:font-style="normal" fo:font-weight="bold" officeooo:rsid="13ef6186" style:font-style-asian="normal" style:font-weight-asian="bold" style:font-style-complex="normal" style:font-weight-complex="bold"/>
    </style:style>
    <style:style style:name="T113" style:family="text">
      <style:text-properties fo:font-style="normal" fo:font-weight="bold" officeooo:rsid="13f157f7" style:font-style-asian="normal" style:font-weight-asian="bold" style:font-style-complex="normal" style:font-weight-complex="bold"/>
    </style:style>
    <style:style style:name="T114" style:family="text">
      <style:text-properties fo:font-style="normal" fo:font-weight="bold" officeooo:rsid="13f2b315" style:font-style-asian="normal" style:font-weight-asian="bold" style:font-style-complex="normal" style:font-weight-complex="bold"/>
    </style:style>
    <style:style style:name="T115" style:family="text">
      <style:text-properties fo:font-style="normal" fo:font-weight="normal" officeooo:rsid="14bea06e" style:font-style-asian="normal" style:font-weight-asian="normal" style:font-style-complex="normal" style:font-weight-complex="normal"/>
    </style:style>
    <style:style style:name="T116" style:family="text">
      <style:text-properties fo:font-style="normal" fo:font-weight="normal" officeooo:rsid="14c19980" style:font-style-asian="normal" style:font-weight-asian="normal" style:font-style-complex="normal" style:font-weight-complex="normal"/>
    </style:style>
    <style:style style:name="T117" style:family="text">
      <style:text-properties fo:font-style="normal" fo:font-weight="normal" officeooo:rsid="14c23aa1" style:font-style-asian="normal" style:font-weight-asian="normal" style:font-style-complex="normal" style:font-weight-complex="normal"/>
    </style:style>
    <style:style style:name="T118" style:family="text">
      <style:text-properties fo:font-style="normal" fo:font-weight="normal" officeooo:rsid="14c2f986" style:font-style-asian="normal" style:font-weight-asian="normal" style:font-style-complex="normal" style:font-weight-complex="normal"/>
    </style:style>
    <style:style style:name="T119" style:family="text">
      <style:text-properties fo:font-style="normal" fo:font-weight="normal" officeooo:rsid="14c5117e" style:font-style-asian="normal" style:font-weight-asian="normal" style:font-style-complex="normal" style:font-weight-complex="normal"/>
    </style:style>
    <style:style style:name="T120" style:family="text">
      <style:text-properties fo:font-style="normal" fo:font-weight="normal" officeooo:rsid="14f061c4" style:font-style-asian="normal" style:font-weight-asian="normal" style:font-style-complex="normal" style:font-weight-complex="normal"/>
    </style:style>
    <style:style style:name="T121" style:family="text">
      <style:text-properties fo:font-style="normal" fo:font-weight="normal" officeooo:rsid="1511385a" style:font-style-asian="normal" style:font-weight-asian="normal" style:font-style-complex="normal" style:font-weight-complex="normal"/>
    </style:style>
    <style:style style:name="T122" style:family="text">
      <style:text-properties officeooo:rsid="11d534eb"/>
    </style:style>
    <style:style style:name="T123" style:family="text">
      <style:text-properties officeooo:rsid="11489716"/>
    </style:style>
    <style:style style:name="T124" style:family="text">
      <style:text-properties officeooo:rsid="123ccd20"/>
    </style:style>
    <style:style style:name="T125" style:family="text">
      <style:text-properties officeooo:rsid="124053fc"/>
    </style:style>
    <style:style style:name="T126" style:family="text">
      <style:text-properties officeooo:rsid="126b4512"/>
    </style:style>
    <style:style style:name="T127" style:family="text">
      <style:text-properties officeooo:rsid="13bdac2f"/>
    </style:style>
    <style:style style:name="T128" style:family="text">
      <style:text-properties officeooo:rsid="13c03773"/>
    </style:style>
    <style:style style:name="T129" style:family="text">
      <style:text-properties officeooo:rsid="13dcd4ac"/>
    </style:style>
    <style:style style:name="T130" style:family="text">
      <style:text-properties officeooo:rsid="13eb5560"/>
    </style:style>
    <style:style style:name="T131" style:family="text">
      <style:text-properties officeooo:rsid="13ebe81d"/>
    </style:style>
    <style:style style:name="T132" style:family="text">
      <style:text-properties fo:font-size="12pt" officeooo:rsid="07a6c582" style:font-size-asian="12pt" style:font-size-complex="12pt"/>
    </style:style>
    <style:style style:name="T133" style:family="text">
      <style:text-properties fo:font-size="12pt" officeooo:rsid="0ce63539" style:font-size-asian="12pt" style:font-size-complex="12pt"/>
    </style:style>
    <style:style style:name="T134" style:family="text">
      <style:text-properties officeooo:rsid="13ed0580"/>
    </style:style>
    <style:style style:name="T135" style:family="text">
      <style:text-properties fo:font-weight="normal" style:font-weight-asian="normal" style:font-weight-complex="normal"/>
    </style:style>
    <style:style style:name="T136" style:family="text">
      <style:text-properties fo:font-weight="normal" officeooo:rsid="13f8f4d2" style:font-weight-asian="normal" style:font-weight-complex="normal"/>
    </style:style>
    <style:style style:name="T137" style:family="text">
      <style:text-properties fo:font-weight="normal" officeooo:rsid="13f939e0" style:font-weight-asian="normal" style:font-weight-complex="normal"/>
    </style:style>
    <style:style style:name="T138" style:family="text">
      <style:text-properties fo:font-weight="normal" officeooo:rsid="13fa75ab" style:font-weight-asian="normal" style:font-weight-complex="normal"/>
    </style:style>
    <style:style style:name="T139" style:family="text">
      <style:text-properties fo:font-weight="normal" officeooo:rsid="13fdbc01" style:font-weight-asian="normal" style:font-weight-complex="normal"/>
    </style:style>
    <style:style style:name="T140" style:family="text">
      <style:text-properties fo:font-weight="normal" officeooo:rsid="13fece48" style:font-weight-asian="normal" style:font-weight-complex="normal"/>
    </style:style>
    <style:style style:name="T141" style:family="text">
      <style:text-properties fo:font-weight="normal" officeooo:rsid="140097fd" style:font-weight-asian="normal" style:font-weight-complex="normal"/>
    </style:style>
    <style:style style:name="T142" style:family="text">
      <style:text-properties fo:font-weight="normal" officeooo:rsid="14019154" style:font-weight-asian="normal" style:font-weight-complex="normal"/>
    </style:style>
    <style:style style:name="T143" style:family="text">
      <style:text-properties fo:font-weight="normal" officeooo:rsid="14034a39" style:font-weight-asian="normal" style:font-weight-complex="normal"/>
    </style:style>
    <style:style style:name="T144" style:family="text">
      <style:text-properties fo:font-weight="normal" officeooo:rsid="1409c797" style:font-weight-asian="normal" style:font-weight-complex="normal"/>
    </style:style>
    <style:style style:name="T145" style:family="text">
      <style:text-properties fo:font-weight="normal" officeooo:rsid="140b931a" style:font-weight-asian="normal" style:font-weight-complex="normal"/>
    </style:style>
    <style:style style:name="T146" style:family="text">
      <style:text-properties fo:font-weight="normal" officeooo:rsid="140e2475" style:font-weight-asian="normal" style:font-weight-complex="normal"/>
    </style:style>
    <style:style style:name="T147" style:family="text">
      <style:text-properties fo:font-weight="normal" officeooo:rsid="140fd384" style:font-weight-asian="normal" style:font-weight-complex="normal"/>
    </style:style>
    <style:style style:name="T148" style:family="text">
      <style:text-properties fo:font-weight="normal" officeooo:rsid="1410b9d9" style:font-weight-asian="normal" style:font-weight-complex="normal"/>
    </style:style>
    <style:style style:name="T149" style:family="text">
      <style:text-properties fo:font-weight="normal" officeooo:rsid="14120153" style:font-weight-asian="normal" style:font-weight-complex="normal"/>
    </style:style>
    <style:style style:name="T150" style:family="text">
      <style:text-properties fo:font-weight="normal" officeooo:rsid="14130db6" style:font-weight-asian="normal" style:font-weight-complex="normal"/>
    </style:style>
    <style:style style:name="T151" style:family="text">
      <style:text-properties fo:font-weight="normal" officeooo:rsid="141409e1" style:font-weight-asian="normal" style:font-weight-complex="normal"/>
    </style:style>
    <style:style style:name="T152" style:family="text">
      <style:text-properties fo:font-weight="normal" officeooo:rsid="1414f3a7" style:font-weight-asian="normal" style:font-weight-complex="normal"/>
    </style:style>
    <style:style style:name="T153" style:family="text">
      <style:text-properties fo:font-weight="normal" officeooo:rsid="1416d78a" style:font-weight-asian="normal" style:font-weight-complex="normal"/>
    </style:style>
    <style:style style:name="T154" style:family="text">
      <style:text-properties fo:font-weight="normal" officeooo:rsid="141871df" style:font-weight-asian="normal" style:font-weight-complex="normal"/>
    </style:style>
    <style:style style:name="T155" style:family="text">
      <style:text-properties fo:font-weight="normal" officeooo:rsid="141a52ef" style:font-weight-asian="normal" style:font-weight-complex="normal"/>
    </style:style>
    <style:style style:name="T156" style:family="text">
      <style:text-properties fo:font-weight="normal" officeooo:rsid="141beb82" style:font-weight-asian="normal" style:font-weight-complex="normal"/>
    </style:style>
    <style:style style:name="T157" style:family="text">
      <style:text-properties fo:font-weight="normal" officeooo:rsid="141ec1eb" style:font-weight-asian="normal" style:font-weight-complex="normal"/>
    </style:style>
    <style:style style:name="T158" style:family="text">
      <style:text-properties fo:font-weight="normal" officeooo:rsid="141fff7d" style:font-weight-asian="normal" style:font-weight-complex="normal"/>
    </style:style>
    <style:style style:name="T159" style:family="text">
      <style:text-properties fo:font-weight="normal" officeooo:rsid="1421fe84" style:font-weight-asian="normal" style:font-weight-complex="normal"/>
    </style:style>
    <style:style style:name="T160" style:family="text">
      <style:text-properties fo:font-weight="normal" officeooo:rsid="1422c2eb" style:font-weight-asian="normal" style:font-weight-complex="normal"/>
    </style:style>
    <style:style style:name="T161" style:family="text">
      <style:text-properties fo:font-weight="normal" officeooo:rsid="14248571" style:font-weight-asian="normal" style:font-weight-complex="normal"/>
    </style:style>
    <style:style style:name="T162" style:family="text">
      <style:text-properties fo:font-weight="normal" officeooo:rsid="1424ff4f" style:font-weight-asian="normal" style:font-weight-complex="normal"/>
    </style:style>
    <style:style style:name="T163" style:family="text">
      <style:text-properties fo:font-weight="normal" officeooo:rsid="142621fb" style:font-weight-asian="normal" style:font-weight-complex="normal"/>
    </style:style>
    <style:style style:name="T164" style:family="text">
      <style:text-properties fo:font-weight="normal" officeooo:rsid="14267bb7" style:font-weight-asian="normal" style:font-weight-complex="normal"/>
    </style:style>
    <style:style style:name="T165" style:family="text">
      <style:text-properties fo:font-weight="normal" officeooo:rsid="1426b3c9" style:font-weight-asian="normal" style:font-weight-complex="normal"/>
    </style:style>
    <style:style style:name="T166" style:family="text">
      <style:text-properties fo:font-weight="normal" officeooo:rsid="1428ba5c" style:font-weight-asian="normal" style:font-weight-complex="normal"/>
    </style:style>
    <style:style style:name="T167" style:family="text">
      <style:text-properties fo:font-weight="normal" officeooo:rsid="1429ab65" style:font-weight-asian="normal" style:font-weight-complex="normal"/>
    </style:style>
    <style:style style:name="T168" style:family="text">
      <style:text-properties fo:font-weight="normal" officeooo:rsid="142add4e" style:font-weight-asian="normal" style:font-weight-complex="normal"/>
    </style:style>
    <style:style style:name="T169" style:family="text">
      <style:text-properties fo:font-weight="normal" officeooo:rsid="142c5a9b" style:font-weight-asian="normal" style:font-weight-complex="normal"/>
    </style:style>
    <style:style style:name="T170" style:family="text">
      <style:text-properties fo:font-weight="normal" officeooo:rsid="142e2755" style:font-weight-asian="normal" style:font-weight-complex="normal"/>
    </style:style>
    <style:style style:name="T171" style:family="text">
      <style:text-properties fo:font-weight="normal" officeooo:rsid="142e8bc2" style:font-weight-asian="normal" style:font-weight-complex="normal"/>
    </style:style>
    <style:style style:name="T172" style:family="text">
      <style:text-properties fo:font-weight="normal" officeooo:rsid="143060b2" style:font-weight-asian="normal" style:font-weight-complex="normal"/>
    </style:style>
    <style:style style:name="T173" style:family="text">
      <style:text-properties fo:font-weight="normal" officeooo:rsid="143063e7" style:font-weight-asian="normal" style:font-weight-complex="normal"/>
    </style:style>
    <style:style style:name="T174" style:family="text">
      <style:text-properties fo:font-weight="normal" officeooo:rsid="14306d6d" style:font-weight-asian="normal" style:font-weight-complex="normal"/>
    </style:style>
    <style:style style:name="T175" style:family="text">
      <style:text-properties fo:font-weight="normal" officeooo:rsid="1430a371" style:font-weight-asian="normal" style:font-weight-complex="normal"/>
    </style:style>
    <style:style style:name="T176" style:family="text">
      <style:text-properties fo:font-weight="normal" officeooo:rsid="1431380d" style:font-weight-asian="normal" style:font-weight-complex="normal"/>
    </style:style>
    <style:style style:name="T177" style:family="text">
      <style:text-properties fo:font-weight="normal" officeooo:rsid="1433f1bc" style:font-weight-asian="normal" style:font-weight-complex="normal"/>
    </style:style>
    <style:style style:name="T178" style:family="text">
      <style:text-properties fo:font-weight="normal" officeooo:rsid="1434c972" style:font-weight-asian="normal" style:font-weight-complex="normal"/>
    </style:style>
    <style:style style:name="T179" style:family="text">
      <style:text-properties fo:font-weight="normal" officeooo:rsid="1435385a" style:font-weight-asian="normal" style:font-weight-complex="normal"/>
    </style:style>
    <style:style style:name="T180" style:family="text">
      <style:text-properties fo:font-weight="normal" officeooo:rsid="1437d6b8" style:font-weight-asian="normal" style:font-weight-complex="normal"/>
    </style:style>
    <style:style style:name="T181" style:family="text">
      <style:text-properties fo:font-weight="normal" officeooo:rsid="14384ae8" style:font-weight-asian="normal" style:font-weight-complex="normal"/>
    </style:style>
    <style:style style:name="T182" style:family="text">
      <style:text-properties fo:font-weight="normal" officeooo:rsid="1438ef94" style:font-weight-asian="normal" style:font-weight-complex="normal"/>
    </style:style>
    <style:style style:name="T183" style:family="text">
      <style:text-properties fo:font-weight="normal" officeooo:rsid="143a1428" style:font-weight-asian="normal" style:font-weight-complex="normal"/>
    </style:style>
    <style:style style:name="T184" style:family="text">
      <style:text-properties fo:font-weight="normal" officeooo:rsid="143ab7c0" style:font-weight-asian="normal" style:font-weight-complex="normal"/>
    </style:style>
    <style:style style:name="T185" style:family="text">
      <style:text-properties fo:font-weight="normal" officeooo:rsid="143ac549" style:font-weight-asian="normal" style:font-weight-complex="normal"/>
    </style:style>
    <style:style style:name="T186" style:family="text">
      <style:text-properties fo:font-weight="normal" officeooo:rsid="143af777" style:font-weight-asian="normal" style:font-weight-complex="normal"/>
    </style:style>
    <style:style style:name="T187" style:family="text">
      <style:text-properties fo:font-weight="normal" officeooo:rsid="143cd6b4" style:font-weight-asian="normal" style:font-weight-complex="normal"/>
    </style:style>
    <style:style style:name="T188" style:family="text">
      <style:text-properties fo:font-weight="normal" officeooo:rsid="143e921e" style:font-weight-asian="normal" style:font-weight-complex="normal"/>
    </style:style>
    <style:style style:name="T189" style:family="text">
      <style:text-properties fo:font-weight="normal" officeooo:rsid="14403a33" style:font-weight-asian="normal" style:font-weight-complex="normal"/>
    </style:style>
    <style:style style:name="T190" style:family="text">
      <style:text-properties fo:font-weight="normal" officeooo:rsid="1440d3e0" style:font-weight-asian="normal" style:font-weight-complex="normal"/>
    </style:style>
    <style:style style:name="T191" style:family="text">
      <style:text-properties fo:font-weight="normal" officeooo:rsid="14417e13" style:font-weight-asian="normal" style:font-weight-complex="normal"/>
    </style:style>
    <style:style style:name="T192" style:family="text">
      <style:text-properties fo:font-weight="normal" officeooo:rsid="14423419" style:font-weight-asian="normal" style:font-weight-complex="normal"/>
    </style:style>
    <style:style style:name="T193" style:family="text">
      <style:text-properties fo:font-weight="normal" officeooo:rsid="14438582" style:font-weight-asian="normal" style:font-weight-complex="normal"/>
    </style:style>
    <style:style style:name="T194" style:family="text">
      <style:text-properties fo:font-weight="normal" officeooo:rsid="1444e83e" style:font-weight-asian="normal" style:font-weight-complex="normal"/>
    </style:style>
    <style:style style:name="T195" style:family="text">
      <style:text-properties fo:font-weight="normal" officeooo:rsid="14451c91" style:font-weight-asian="normal" style:font-weight-complex="normal"/>
    </style:style>
    <style:style style:name="T196" style:family="text">
      <style:text-properties fo:font-weight="normal" officeooo:rsid="1445db60" style:font-weight-asian="normal" style:font-weight-complex="normal"/>
    </style:style>
    <style:style style:name="T197" style:family="text">
      <style:text-properties fo:font-weight="normal" officeooo:rsid="144805a2" style:font-weight-asian="normal" style:font-weight-complex="normal"/>
    </style:style>
    <style:style style:name="T198" style:family="text">
      <style:text-properties fo:font-weight="normal" officeooo:rsid="1448b727" style:font-weight-asian="normal" style:font-weight-complex="normal"/>
    </style:style>
    <style:style style:name="T199" style:family="text">
      <style:text-properties fo:font-weight="normal" officeooo:rsid="1449e084" style:font-weight-asian="normal" style:font-weight-complex="normal"/>
    </style:style>
    <style:style style:name="T200" style:family="text">
      <style:text-properties fo:font-weight="normal" officeooo:rsid="144cc974" style:font-weight-asian="normal" style:font-weight-complex="normal"/>
    </style:style>
    <style:style style:name="T201" style:family="text">
      <style:text-properties fo:font-weight="normal" officeooo:rsid="144d8b97" style:font-weight-asian="normal" style:font-weight-complex="normal"/>
    </style:style>
    <style:style style:name="T202" style:family="text">
      <style:text-properties fo:font-weight="normal" officeooo:rsid="1451c0f4" style:font-weight-asian="normal" style:font-weight-complex="normal"/>
    </style:style>
    <style:style style:name="T203" style:family="text">
      <style:text-properties fo:font-weight="normal" officeooo:rsid="14532e9d" style:font-weight-asian="normal" style:font-weight-complex="normal"/>
    </style:style>
    <style:style style:name="T204" style:family="text">
      <style:text-properties fo:font-weight="normal" officeooo:rsid="1453f1c2" style:font-weight-asian="normal" style:font-weight-complex="normal"/>
    </style:style>
    <style:style style:name="T205" style:family="text">
      <style:text-properties fo:font-weight="normal" officeooo:rsid="1454433a" style:font-weight-asian="normal" style:font-weight-complex="normal"/>
    </style:style>
    <style:style style:name="T206" style:family="text">
      <style:text-properties fo:font-weight="normal" officeooo:rsid="14547123" style:font-weight-asian="normal" style:font-weight-complex="normal"/>
    </style:style>
    <style:style style:name="T207" style:family="text">
      <style:text-properties fo:font-weight="normal" officeooo:rsid="1454aeb3" style:font-weight-asian="normal" style:font-weight-complex="normal"/>
    </style:style>
    <style:style style:name="T208" style:family="text">
      <style:text-properties fo:font-weight="normal" officeooo:rsid="1454b26f" style:font-weight-asian="normal" style:font-weight-complex="normal"/>
    </style:style>
    <style:style style:name="T209" style:family="text">
      <style:text-properties fo:font-weight="normal" officeooo:rsid="14564d9b" style:font-weight-asian="normal" style:font-weight-complex="normal"/>
    </style:style>
    <style:style style:name="T210" style:family="text">
      <style:text-properties fo:font-weight="normal" officeooo:rsid="1457e70b" style:font-weight-asian="normal" style:font-weight-complex="normal"/>
    </style:style>
    <style:style style:name="T211" style:family="text">
      <style:text-properties fo:font-weight="normal" officeooo:rsid="1459bd31" style:font-weight-asian="normal" style:font-weight-complex="normal"/>
    </style:style>
    <style:style style:name="T212" style:family="text">
      <style:text-properties fo:font-weight="normal" officeooo:rsid="145b9382" style:font-weight-asian="normal" style:font-weight-complex="normal"/>
    </style:style>
    <style:style style:name="T213" style:family="text">
      <style:text-properties fo:font-weight="normal" officeooo:rsid="145d7a2c" style:font-weight-asian="normal" style:font-weight-complex="normal"/>
    </style:style>
    <style:style style:name="T214" style:family="text">
      <style:text-properties fo:font-weight="normal" officeooo:rsid="145e2757" style:font-weight-asian="normal" style:font-weight-complex="normal"/>
    </style:style>
    <style:style style:name="T215" style:family="text">
      <style:text-properties fo:font-weight="normal" officeooo:rsid="145f383a" style:font-weight-asian="normal" style:font-weight-complex="normal"/>
    </style:style>
    <style:style style:name="T216" style:family="text">
      <style:text-properties fo:font-weight="normal" officeooo:rsid="1460901b" style:font-weight-asian="normal" style:font-weight-complex="normal"/>
    </style:style>
    <style:style style:name="T217" style:family="text">
      <style:text-properties fo:font-weight="normal" officeooo:rsid="14620905" style:font-weight-asian="normal" style:font-weight-complex="normal"/>
    </style:style>
    <style:style style:name="T218" style:family="text">
      <style:text-properties fo:font-weight="normal" officeooo:rsid="146314e3" style:font-weight-asian="normal" style:font-weight-complex="normal"/>
    </style:style>
    <style:style style:name="T219" style:family="text">
      <style:text-properties fo:font-weight="normal" officeooo:rsid="1464327e" style:font-weight-asian="normal" style:font-weight-complex="normal"/>
    </style:style>
    <style:style style:name="T220" style:family="text">
      <style:text-properties fo:font-weight="normal" officeooo:rsid="146453da" style:font-weight-asian="normal" style:font-weight-complex="normal"/>
    </style:style>
    <style:style style:name="T221" style:family="text">
      <style:text-properties fo:font-weight="normal" officeooo:rsid="1465026e" style:font-weight-asian="normal" style:font-weight-complex="normal"/>
    </style:style>
    <style:style style:name="T222" style:family="text">
      <style:text-properties fo:font-weight="normal" officeooo:rsid="14655248" style:font-weight-asian="normal" style:font-weight-complex="normal"/>
    </style:style>
    <style:style style:name="T223" style:family="text">
      <style:text-properties fo:font-weight="normal" officeooo:rsid="1466f027" style:font-weight-asian="normal" style:font-weight-complex="normal"/>
    </style:style>
    <style:style style:name="T224" style:family="text">
      <style:text-properties fo:font-weight="normal" officeooo:rsid="1467fba7" style:font-weight-asian="normal" style:font-weight-complex="normal"/>
    </style:style>
    <style:style style:name="T225" style:family="text">
      <style:text-properties fo:font-weight="normal" officeooo:rsid="1468163e" style:font-weight-asian="normal" style:font-weight-complex="normal"/>
    </style:style>
    <style:style style:name="T226" style:family="text">
      <style:text-properties fo:font-weight="normal" officeooo:rsid="14693da6" style:font-weight-asian="normal" style:font-weight-complex="normal"/>
    </style:style>
    <style:style style:name="T227" style:family="text">
      <style:text-properties fo:font-weight="normal" officeooo:rsid="146a71c5" style:font-weight-asian="normal" style:font-weight-complex="normal"/>
    </style:style>
    <style:style style:name="T228" style:family="text">
      <style:text-properties fo:font-weight="normal" officeooo:rsid="146c037d" style:font-weight-asian="normal" style:font-weight-complex="normal"/>
    </style:style>
    <style:style style:name="T229" style:family="text">
      <style:text-properties fo:font-weight="normal" officeooo:rsid="146d3a88" style:font-weight-asian="normal" style:font-weight-complex="normal"/>
    </style:style>
    <style:style style:name="T230" style:family="text">
      <style:text-properties fo:font-weight="normal" officeooo:rsid="146f2ec4" style:font-weight-asian="normal" style:font-weight-complex="normal"/>
    </style:style>
    <style:style style:name="T231" style:family="text">
      <style:text-properties fo:font-weight="normal" officeooo:rsid="146fcdea" style:font-weight-asian="normal" style:font-weight-complex="normal"/>
    </style:style>
    <style:style style:name="T232" style:family="text">
      <style:text-properties fo:font-weight="normal" officeooo:rsid="1471a3cc" style:font-weight-asian="normal" style:font-weight-complex="normal"/>
    </style:style>
    <style:style style:name="T233" style:family="text">
      <style:text-properties fo:font-weight="normal" officeooo:rsid="1471fca7" style:font-weight-asian="normal" style:font-weight-complex="normal"/>
    </style:style>
    <style:style style:name="T234" style:family="text">
      <style:text-properties fo:font-weight="normal" officeooo:rsid="147b08e9" style:font-weight-asian="normal" style:font-weight-complex="normal"/>
    </style:style>
    <style:style style:name="T235" style:family="text">
      <style:text-properties fo:font-weight="normal" officeooo:rsid="147c5537" style:font-weight-asian="normal" style:font-weight-complex="normal"/>
    </style:style>
    <style:style style:name="T236" style:family="text">
      <style:text-properties fo:font-weight="normal" officeooo:rsid="147c6b2b" style:font-weight-asian="normal" style:font-weight-complex="normal"/>
    </style:style>
    <style:style style:name="T237" style:family="text">
      <style:text-properties fo:font-weight="normal" officeooo:rsid="1481ff53" style:font-weight-asian="normal" style:font-weight-complex="normal"/>
    </style:style>
    <style:style style:name="T238" style:family="text">
      <style:text-properties fo:font-weight="normal" officeooo:rsid="14878368" style:font-weight-asian="normal" style:font-weight-complex="normal"/>
    </style:style>
    <style:style style:name="T239" style:family="text">
      <style:text-properties fo:font-weight="normal" officeooo:rsid="148be8fd" style:font-weight-asian="normal" style:font-weight-complex="normal"/>
    </style:style>
    <style:style style:name="T240" style:family="text">
      <style:text-properties fo:font-weight="normal" officeooo:rsid="148d12ba" style:font-weight-asian="normal" style:font-weight-complex="normal"/>
    </style:style>
    <style:style style:name="T241" style:family="text">
      <style:text-properties fo:font-weight="normal" officeooo:rsid="148f72c7" style:font-weight-asian="normal" style:font-weight-complex="normal"/>
    </style:style>
    <style:style style:name="T242" style:family="text">
      <style:text-properties fo:font-weight="normal" officeooo:rsid="14917285" style:font-weight-asian="normal" style:font-weight-complex="normal"/>
    </style:style>
    <style:style style:name="T243" style:family="text">
      <style:text-properties fo:font-weight="normal" officeooo:rsid="1495c600" style:font-weight-asian="normal" style:font-weight-complex="normal"/>
    </style:style>
    <style:style style:name="T244" style:family="text">
      <style:text-properties fo:font-weight="normal" officeooo:rsid="1495ded2" style:font-weight-asian="normal" style:font-weight-complex="normal"/>
    </style:style>
    <style:style style:name="T245" style:family="text">
      <style:text-properties fo:font-weight="normal" officeooo:rsid="149aa244" style:font-weight-asian="normal" style:font-weight-complex="normal"/>
    </style:style>
    <style:style style:name="T246" style:family="text">
      <style:text-properties fo:font-weight="normal" officeooo:rsid="149c5c97" style:font-weight-asian="normal" style:font-weight-complex="normal"/>
    </style:style>
    <style:style style:name="T247" style:family="text">
      <style:text-properties fo:font-weight="normal" officeooo:rsid="149d2498" style:font-weight-asian="normal" style:font-weight-complex="normal"/>
    </style:style>
    <style:style style:name="T248" style:family="text">
      <style:text-properties fo:font-weight="normal" officeooo:rsid="149ef4cb" style:font-weight-asian="normal" style:font-weight-complex="normal"/>
    </style:style>
    <style:style style:name="T249" style:family="text">
      <style:text-properties fo:font-weight="normal" officeooo:rsid="14a2c7ed" style:font-weight-asian="normal" style:font-weight-complex="normal"/>
    </style:style>
    <style:style style:name="T250" style:family="text">
      <style:text-properties fo:font-weight="normal" officeooo:rsid="14a47ec0" style:font-weight-asian="normal" style:font-weight-complex="normal"/>
    </style:style>
    <style:style style:name="T251" style:family="text">
      <style:text-properties fo:font-weight="normal" officeooo:rsid="14a6419c" style:font-weight-asian="normal" style:font-weight-complex="normal"/>
    </style:style>
    <style:style style:name="T252" style:family="text">
      <style:text-properties fo:font-weight="normal" officeooo:rsid="14a96b14" style:font-weight-asian="normal" style:font-weight-complex="normal"/>
    </style:style>
    <style:style style:name="T253" style:family="text">
      <style:text-properties fo:font-weight="normal" officeooo:rsid="14af0ce4" style:font-weight-asian="normal" style:font-weight-complex="normal"/>
    </style:style>
    <style:style style:name="T254" style:family="text">
      <style:text-properties fo:font-weight="normal" officeooo:rsid="14b0cac3" style:font-weight-asian="normal" style:font-weight-complex="normal"/>
    </style:style>
    <style:style style:name="T255" style:family="text">
      <style:text-properties fo:font-weight="normal" officeooo:rsid="14b28703" style:font-weight-asian="normal" style:font-weight-complex="normal"/>
    </style:style>
    <style:style style:name="T256" style:family="text">
      <style:text-properties fo:font-weight="normal" officeooo:rsid="14b474d6" style:font-weight-asian="normal" style:font-weight-complex="normal"/>
    </style:style>
    <style:style style:name="T257" style:family="text">
      <style:text-properties fo:font-weight="normal" officeooo:rsid="14b4adaf" style:font-weight-asian="normal" style:font-weight-complex="normal"/>
    </style:style>
    <style:style style:name="T258" style:family="text">
      <style:text-properties fo:font-weight="normal" officeooo:rsid="14b65d7d" style:font-weight-asian="normal" style:font-weight-complex="normal"/>
    </style:style>
    <style:style style:name="T259" style:family="text">
      <style:text-properties fo:font-weight="normal" officeooo:rsid="14bb6b81" style:font-weight-asian="normal" style:font-weight-complex="normal"/>
    </style:style>
    <style:style style:name="T260" style:family="text">
      <style:text-properties fo:font-weight="normal" officeooo:rsid="14bca25e" style:font-weight-asian="normal" style:font-weight-complex="normal"/>
    </style:style>
    <style:style style:name="T261" style:family="text">
      <style:text-properties fo:font-weight="normal" officeooo:rsid="14c3d28c" style:font-weight-asian="normal" style:font-weight-complex="normal"/>
    </style:style>
    <style:style style:name="T262" style:family="text">
      <style:text-properties fo:font-weight="normal" officeooo:rsid="14c5117e" style:font-weight-asian="normal" style:font-weight-complex="normal"/>
    </style:style>
    <style:style style:name="T263" style:family="text">
      <style:text-properties fo:font-weight="normal" officeooo:rsid="14c8294d" style:font-weight-asian="normal" style:font-weight-complex="normal"/>
    </style:style>
    <style:style style:name="T264" style:family="text">
      <style:text-properties fo:font-weight="normal" officeooo:rsid="14cca1d9" style:font-weight-asian="normal" style:font-weight-complex="normal"/>
    </style:style>
    <style:style style:name="T265" style:family="text">
      <style:text-properties fo:font-weight="normal" officeooo:rsid="14ce64da" style:font-weight-asian="normal" style:font-weight-complex="normal"/>
    </style:style>
    <style:style style:name="T266" style:family="text">
      <style:text-properties fo:font-weight="normal" officeooo:rsid="14cfb52d" style:font-weight-asian="normal" style:font-weight-complex="normal"/>
    </style:style>
    <style:style style:name="T267" style:family="text">
      <style:text-properties fo:font-weight="normal" officeooo:rsid="14d17431" style:font-weight-asian="normal" style:font-weight-complex="normal"/>
    </style:style>
    <style:style style:name="T268" style:family="text">
      <style:text-properties fo:font-weight="normal" officeooo:rsid="14d49334" style:font-weight-asian="normal" style:font-weight-complex="normal"/>
    </style:style>
    <style:style style:name="T269" style:family="text">
      <style:text-properties fo:font-weight="normal" officeooo:rsid="14d52778" style:font-weight-asian="normal" style:font-weight-complex="normal"/>
    </style:style>
    <style:style style:name="T270" style:family="text">
      <style:text-properties fo:font-weight="normal" officeooo:rsid="14d5c21c" style:font-weight-asian="normal" style:font-weight-complex="normal"/>
    </style:style>
    <style:style style:name="T271" style:family="text">
      <style:text-properties fo:font-weight="normal" officeooo:rsid="14de4896" style:font-weight-asian="normal" style:font-weight-complex="normal"/>
    </style:style>
    <style:style style:name="T272" style:family="text">
      <style:text-properties fo:font-weight="normal" officeooo:rsid="14e0cc09" style:font-weight-asian="normal" style:font-weight-complex="normal"/>
    </style:style>
    <style:style style:name="T273" style:family="text">
      <style:text-properties fo:font-weight="normal" officeooo:rsid="14e49ca1" style:font-weight-asian="normal" style:font-weight-complex="normal"/>
    </style:style>
    <style:style style:name="T274" style:family="text">
      <style:text-properties fo:font-weight="normal" officeooo:rsid="14e693dd" style:font-weight-asian="normal" style:font-weight-complex="normal"/>
    </style:style>
    <style:style style:name="T275" style:family="text">
      <style:text-properties fo:font-weight="normal" officeooo:rsid="14e6b3a8" style:font-weight-asian="normal" style:font-weight-complex="normal"/>
    </style:style>
    <style:style style:name="T276" style:family="text">
      <style:text-properties fo:font-weight="normal" officeooo:rsid="14e88e86" style:font-weight-asian="normal" style:font-weight-complex="normal"/>
    </style:style>
    <style:style style:name="T277" style:family="text">
      <style:text-properties fo:font-weight="normal" officeooo:rsid="14ea6e54" style:font-weight-asian="normal" style:font-weight-complex="normal"/>
    </style:style>
    <style:style style:name="T278" style:family="text">
      <style:text-properties fo:font-weight="normal" officeooo:rsid="14eb35e3" style:font-weight-asian="normal" style:font-weight-complex="normal"/>
    </style:style>
    <style:style style:name="T279" style:family="text">
      <style:text-properties fo:font-weight="normal" officeooo:rsid="14ed1aab" style:font-weight-asian="normal" style:font-weight-complex="normal"/>
    </style:style>
    <style:style style:name="T280" style:family="text">
      <style:text-properties fo:font-weight="normal" officeooo:rsid="14ee6f0b" style:font-weight-asian="normal" style:font-weight-complex="normal"/>
    </style:style>
    <style:style style:name="T281" style:family="text">
      <style:text-properties fo:font-weight="normal" officeooo:rsid="14ef9423" style:font-weight-asian="normal" style:font-weight-complex="normal"/>
    </style:style>
    <style:style style:name="T282" style:family="text">
      <style:text-properties fo:font-weight="normal" officeooo:rsid="14f252db" style:font-weight-asian="normal" style:font-weight-complex="normal"/>
    </style:style>
    <style:style style:name="T283" style:family="text">
      <style:text-properties fo:font-weight="normal" officeooo:rsid="14f5c932" style:font-weight-asian="normal" style:font-weight-complex="normal"/>
    </style:style>
    <style:style style:name="T284" style:family="text">
      <style:text-properties fo:font-weight="normal" officeooo:rsid="14f61941" style:font-weight-asian="normal" style:font-weight-complex="normal"/>
    </style:style>
    <style:style style:name="T285" style:family="text">
      <style:text-properties fo:font-weight="normal" officeooo:rsid="14f67a01" style:font-weight-asian="normal" style:font-weight-complex="normal"/>
    </style:style>
    <style:style style:name="T286" style:family="text">
      <style:text-properties fo:font-weight="normal" officeooo:rsid="14f7094f" style:font-weight-asian="normal" style:font-weight-complex="normal"/>
    </style:style>
    <style:style style:name="T287" style:family="text">
      <style:text-properties fo:font-weight="normal" officeooo:rsid="14f8a08f" style:font-weight-asian="normal" style:font-weight-complex="normal"/>
    </style:style>
    <style:style style:name="T288" style:family="text">
      <style:text-properties fo:font-weight="normal" officeooo:rsid="14fc3370" style:font-weight-asian="normal" style:font-weight-complex="normal"/>
    </style:style>
    <style:style style:name="T289" style:family="text">
      <style:text-properties fo:font-weight="normal" officeooo:rsid="14fce33b" style:font-weight-asian="normal" style:font-weight-complex="normal"/>
    </style:style>
    <style:style style:name="T290" style:family="text">
      <style:text-properties fo:font-weight="normal" officeooo:rsid="14fecd53" style:font-weight-asian="normal" style:font-weight-complex="normal"/>
    </style:style>
    <style:style style:name="T291" style:family="text">
      <style:text-properties fo:font-weight="normal" officeooo:rsid="15002b09" style:font-weight-asian="normal" style:font-weight-complex="normal"/>
    </style:style>
    <style:style style:name="T292" style:family="text">
      <style:text-properties fo:font-weight="normal" officeooo:rsid="1504eaf8" style:font-weight-asian="normal" style:font-weight-complex="normal"/>
    </style:style>
    <style:style style:name="T293" style:family="text">
      <style:text-properties fo:font-weight="normal" officeooo:rsid="15055174" style:font-weight-asian="normal" style:font-weight-complex="normal"/>
    </style:style>
    <style:style style:name="T294" style:family="text">
      <style:text-properties fo:font-weight="normal" officeooo:rsid="1506e576" style:font-weight-asian="normal" style:font-weight-complex="normal"/>
    </style:style>
    <style:style style:name="T295" style:family="text">
      <style:text-properties fo:font-weight="normal" officeooo:rsid="15077c90" style:font-weight-asian="normal" style:font-weight-complex="normal"/>
    </style:style>
    <style:style style:name="T296" style:family="text">
      <style:text-properties fo:font-weight="normal" officeooo:rsid="150885a9" style:font-weight-asian="normal" style:font-weight-complex="normal"/>
    </style:style>
    <style:style style:name="T297" style:family="text">
      <style:text-properties fo:font-weight="normal" officeooo:rsid="150937c1" style:font-weight-asian="normal" style:font-weight-complex="normal"/>
    </style:style>
    <style:style style:name="T298" style:family="text">
      <style:text-properties fo:font-weight="normal" officeooo:rsid="150bceac" style:font-weight-asian="normal" style:font-weight-complex="normal"/>
    </style:style>
    <style:style style:name="T299" style:family="text">
      <style:text-properties fo:font-weight="normal" officeooo:rsid="150db179" style:font-weight-asian="normal" style:font-weight-complex="normal"/>
    </style:style>
    <style:style style:name="T300" style:family="text">
      <style:text-properties fo:font-weight="normal" officeooo:rsid="150e3dff" style:font-weight-asian="normal" style:font-weight-complex="normal"/>
    </style:style>
    <style:style style:name="T301" style:family="text">
      <style:text-properties fo:font-weight="normal" officeooo:rsid="151379d7" style:font-weight-asian="normal" style:font-weight-complex="normal"/>
    </style:style>
    <style:style style:name="T302" style:family="text">
      <style:text-properties fo:font-weight="normal" officeooo:rsid="15159258" style:font-weight-asian="normal" style:font-weight-complex="normal"/>
    </style:style>
    <style:style style:name="T303" style:family="text">
      <style:text-properties fo:font-weight="normal" officeooo:rsid="1516b7c9" style:font-weight-asian="normal" style:font-weight-complex="normal"/>
    </style:style>
    <style:style style:name="T304" style:family="text">
      <style:text-properties fo:font-weight="normal" officeooo:rsid="1517f782" style:font-weight-asian="normal" style:font-weight-complex="normal"/>
    </style:style>
    <style:style style:name="T305" style:family="text">
      <style:text-properties fo:font-weight="normal" officeooo:rsid="1519af41" style:font-weight-asian="normal" style:font-weight-complex="normal"/>
    </style:style>
    <style:style style:name="T306" style:family="text">
      <style:text-properties fo:font-weight="normal" officeooo:rsid="151a157a" style:font-weight-asian="normal" style:font-weight-complex="normal"/>
    </style:style>
    <style:style style:name="T307" style:family="text">
      <style:text-properties fo:font-weight="normal" officeooo:rsid="151b195a" style:font-weight-asian="normal" style:font-weight-complex="normal"/>
    </style:style>
    <style:style style:name="T308" style:family="text">
      <style:text-properties fo:font-weight="normal" officeooo:rsid="151c3eaf" style:font-weight-asian="normal" style:font-weight-complex="normal"/>
    </style:style>
    <style:style style:name="T309" style:family="text">
      <style:text-properties fo:font-weight="normal" officeooo:rsid="151ddf82" style:font-weight-asian="normal" style:font-weight-complex="normal"/>
    </style:style>
    <style:style style:name="T310" style:family="text">
      <style:text-properties fo:font-weight="normal" officeooo:rsid="151de81a" style:font-weight-asian="normal" style:font-weight-complex="normal"/>
    </style:style>
    <style:style style:name="T311" style:family="text">
      <style:text-properties fo:font-weight="normal" officeooo:rsid="15210cf5" style:font-weight-asian="normal" style:font-weight-complex="normal"/>
    </style:style>
    <style:style style:name="T312" style:family="text">
      <style:text-properties fo:font-weight="normal" officeooo:rsid="15251501" style:font-weight-asian="normal" style:font-weight-complex="normal"/>
    </style:style>
    <style:style style:name="T313" style:family="text">
      <style:text-properties fo:font-weight="normal" officeooo:rsid="15266aaa" style:font-weight-asian="normal" style:font-weight-complex="normal"/>
    </style:style>
    <style:style style:name="T314" style:family="text">
      <style:text-properties fo:font-weight="normal" officeooo:rsid="15266ecd" style:font-weight-asian="normal" style:font-weight-complex="normal"/>
    </style:style>
    <style:style style:name="T315" style:family="text">
      <style:text-properties fo:font-weight="normal" officeooo:rsid="1528342c" style:font-weight-asian="normal" style:font-weight-complex="normal"/>
    </style:style>
    <style:style style:name="T316" style:family="text">
      <style:text-properties fo:font-weight="normal" officeooo:rsid="15297d55" style:font-weight-asian="normal" style:font-weight-complex="normal"/>
    </style:style>
    <style:style style:name="T317" style:family="text">
      <style:text-properties fo:font-weight="normal" officeooo:rsid="152a7bc7" style:font-weight-asian="normal" style:font-weight-complex="normal"/>
    </style:style>
    <style:style style:name="T318" style:family="text">
      <style:text-properties fo:font-weight="normal" officeooo:rsid="140212b9" fo:background-color="#dddddd" loext:char-shading-value="0" style:font-weight-asian="normal" style:font-weight-complex="normal"/>
    </style:style>
    <style:style style:name="T319" style:family="text">
      <style:text-properties fo:font-weight="normal" officeooo:rsid="14082b17" fo:background-color="#dddddd" loext:char-shading-value="0" style:font-weight-asian="normal" style:font-weight-complex="normal"/>
    </style:style>
    <style:style style:name="T320" style:family="text">
      <style:text-properties fo:font-weight="normal" officeooo:rsid="14053465" fo:background-color="#dddddd" loext:char-shading-value="0" style:font-weight-asian="normal" style:font-weight-complex="normal"/>
    </style:style>
    <style:style style:name="T321" style:family="text">
      <style:text-properties fo:font-weight="normal" officeooo:rsid="1406bbbe" fo:background-color="#dddddd" loext:char-shading-value="0" style:font-weight-asian="normal" style:font-weight-complex="normal"/>
    </style:style>
    <style:style style:name="T322" style:family="text">
      <style:text-properties fo:font-weight="normal" officeooo:rsid="1408090b" fo:background-color="#dddddd" loext:char-shading-value="0" style:font-weight-asian="normal" style:font-weight-complex="normal"/>
    </style:style>
    <style:style style:name="T323" style:family="text">
      <style:text-properties fo:font-weight="normal" officeooo:rsid="140d0318" fo:background-color="#dddddd" loext:char-shading-value="0" style:font-weight-asian="normal" style:font-weight-complex="normal"/>
    </style:style>
    <style:style style:name="T324" style:family="text">
      <style:text-properties style:text-line-through-style="solid" style:text-line-through-type="single" fo:font-weight="normal" officeooo:rsid="141b39a7" style:font-weight-asian="normal" style:font-weight-complex="normal"/>
    </style:style>
    <style:style style:name="T325" style:family="text">
      <style:text-properties style:text-line-through-style="solid" style:text-line-through-type="single" fo:font-weight="normal" officeooo:rsid="14896dd9" style:font-weight-asian="normal" style:font-weight-complex="normal"/>
    </style:style>
    <style:style style:name="T326" style:family="text">
      <style:text-properties style:text-line-through-style="solid" style:text-line-through-type="single" fo:font-weight="normal" officeooo:rsid="148af652" style:font-weight-asian="normal" style:font-weight-complex="normal"/>
    </style:style>
    <style:style style:name="T327" style:family="text">
      <style:text-properties style:text-line-through-style="solid" style:text-line-through-type="single" fo:font-weight="normal" officeooo:rsid="148b807e" style:font-weight-asian="normal" style:font-weight-complex="normal"/>
    </style:style>
    <style:style style:name="T328" style:family="text">
      <style:text-properties style:text-line-through-style="solid" style:text-line-through-type="single" fo:font-weight="normal" officeooo:rsid="1481fc4b" style:font-weight-asian="normal" style:font-weight-complex="normal"/>
    </style:style>
    <style:style style:name="T329" style:family="text">
      <style:text-properties style:text-line-through-style="solid" style:text-line-through-type="single" fo:font-weight="normal" officeooo:rsid="1484e829" style:font-weight-asian="normal" style:font-weight-complex="normal"/>
    </style:style>
    <style:style style:name="T330" style:family="text">
      <style:text-properties style:text-line-through-style="solid" style:text-line-through-type="single" fo:font-weight="normal" officeooo:rsid="14854978" style:font-weight-asian="normal" style:font-weight-complex="normal"/>
    </style:style>
    <style:style style:name="T331" style:family="text">
      <style:text-properties style:text-line-through-style="solid" style:text-line-through-type="single" fo:font-weight="normal" officeooo:rsid="1486baab" style:font-weight-asian="normal" style:font-weight-complex="normal"/>
    </style:style>
    <style:style style:name="T332" style:family="text">
      <style:text-properties style:text-line-through-style="solid" style:text-line-through-type="single" fo:font-weight="normal" officeooo:rsid="1486be0d" style:font-weight-asian="normal" style:font-weight-complex="normal"/>
    </style:style>
    <style:style style:name="T333" style:family="text">
      <style:text-properties style:text-line-through-style="solid" style:text-line-through-type="single" fo:font-weight="normal" officeooo:rsid="14877db2" style:font-weight-asian="normal" style:font-weight-complex="normal"/>
    </style:style>
    <style:style style:name="T334" style:family="text">
      <style:text-properties style:text-line-through-style="solid" style:text-line-through-type="single" fo:font-weight="normal" officeooo:rsid="14bdb75a" style:font-weight-asian="normal" style:font-weight-complex="normal"/>
    </style:style>
    <style:style style:name="T335" style:family="text">
      <style:text-properties style:text-line-through-style="solid" style:text-line-through-type="single" fo:font-weight="normal" officeooo:rsid="14929251" style:font-weight-asian="normal" style:font-weight-complex="normal"/>
    </style:style>
    <style:style style:name="T336" style:family="text">
      <style:text-properties style:text-line-through-style="solid" style:text-line-through-type="single" fo:font-weight="normal" officeooo:rsid="14a96b14" style:font-weight-asian="normal" style:font-weight-complex="normal"/>
    </style:style>
    <style:style style:name="T337" style:family="text">
      <style:text-properties style:text-line-through-style="solid" style:text-line-through-type="single" fo:font-weight="normal" officeooo:rsid="14aa3191" style:font-weight-asian="normal" style:font-weight-complex="normal"/>
    </style:style>
    <style:style style:name="T338" style:family="text">
      <style:text-properties style:text-line-through-style="solid" style:text-line-through-type="single" fo:font-weight="normal" officeooo:rsid="14abf223" style:font-weight-asian="normal" style:font-weight-complex="normal"/>
    </style:style>
    <style:style style:name="T339" style:family="text">
      <style:text-properties style:text-line-through-style="solid" style:text-line-through-type="single" fo:font-weight="normal" officeooo:rsid="14accd9a" style:font-weight-asian="normal" style:font-weight-complex="normal"/>
    </style:style>
    <style:style style:name="T340" style:family="text">
      <style:text-properties style:text-line-through-style="solid" style:text-line-through-type="single" fo:font-weight="normal" officeooo:rsid="14ae85cb" style:font-weight-asian="normal" style:font-weight-complex="normal"/>
    </style:style>
    <style:style style:name="T341" style:family="text">
      <style:text-properties style:text-line-through-style="solid" style:text-line-through-type="single" fo:font-weight="normal" officeooo:rsid="14ce64da" style:font-weight-asian="normal" style:font-weight-complex="normal"/>
    </style:style>
    <style:style style:name="T342" style:family="text">
      <style:text-properties style:text-line-through-style="solid" style:text-line-through-type="single" fo:font-weight="normal" officeooo:rsid="14b7aedd" style:font-weight-asian="normal" style:font-weight-complex="normal"/>
    </style:style>
    <style:style style:name="T343" style:family="text">
      <style:text-properties style:text-line-through-style="solid" style:text-line-through-type="single" fo:font-weight="normal" officeooo:rsid="14b98c23" style:font-weight-asian="normal" style:font-weight-complex="normal"/>
    </style:style>
    <style:style style:name="T344" style:family="text">
      <style:text-properties style:text-line-through-style="solid" style:text-line-through-type="single" fo:font-weight="normal" officeooo:rsid="14b991b4" style:font-weight-asian="normal" style:font-weight-complex="normal"/>
    </style:style>
    <style:style style:name="T345" style:family="text">
      <style:text-properties style:text-line-through-style="solid" style:text-line-through-type="single" fo:font-weight="normal" officeooo:rsid="14b933da" style:font-weight-asian="normal" style:font-weight-complex="normal"/>
    </style:style>
    <style:style style:name="T346" style:family="text">
      <style:text-properties style:text-line-through-style="solid" style:text-line-through-type="single" fo:font-weight="normal" officeooo:rsid="14ba1c55" style:font-weight-asian="normal" style:font-weight-complex="normal"/>
    </style:style>
    <style:style style:name="T347" style:family="text">
      <style:text-properties style:text-line-through-style="solid" style:text-line-through-type="single" fo:font-weight="normal" officeooo:rsid="14c8f5e3" style:font-weight-asian="normal" style:font-weight-complex="normal"/>
    </style:style>
    <style:style style:name="T348" style:family="text">
      <style:text-properties style:text-line-through-style="solid" style:text-line-through-type="single" fo:font-weight="normal" officeooo:rsid="14d5c21c" style:font-weight-asian="normal" style:font-weight-complex="normal"/>
    </style:style>
    <style:style style:name="T349" style:family="text">
      <style:text-properties style:text-line-through-style="solid" style:text-line-through-type="single" fo:font-weight="normal" officeooo:rsid="14d751d5" style:font-weight-asian="normal" style:font-weight-complex="normal"/>
    </style:style>
    <style:style style:name="T350" style:family="text">
      <style:text-properties style:text-line-through-style="solid" style:text-line-through-type="single" fo:font-weight="normal" officeooo:rsid="14d90c64" style:font-weight-asian="normal" style:font-weight-complex="normal"/>
    </style:style>
    <style:style style:name="T351" style:family="text">
      <style:text-properties style:text-line-through-style="solid" style:text-line-through-type="single" fo:font-weight="normal" officeooo:rsid="14dacc70" style:font-weight-asian="normal" style:font-weight-complex="normal"/>
    </style:style>
    <style:style style:name="T352" style:family="text">
      <style:text-properties style:text-line-through-style="solid" style:text-line-through-type="single" officeooo:rsid="14896dd9"/>
    </style:style>
    <style:style style:name="T353" style:family="text">
      <style:text-properties style:text-line-through-style="solid" style:text-line-through-type="single" officeooo:rsid="1481fc4b"/>
    </style:style>
    <style:style style:name="T354" style:family="text">
      <style:text-properties style:text-line-through-style="solid" style:text-line-through-type="single" fo:font-style="normal" officeooo:rsid="1481fc4b" style:font-style-asian="normal" style:font-style-complex="normal"/>
    </style:style>
    <style:style style:name="T355"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356" style:family="text">
      <style:text-properties style:text-line-through-style="solid" style:text-line-through-type="single" officeooo:rsid="14929251"/>
    </style:style>
    <style:style style:name="T357" style:family="text">
      <style:text-properties style:text-line-through-style="solid" style:text-line-through-type="single" fo:font-weight="bold" officeooo:rsid="14accd9a" style:font-weight-asian="bold" style:font-weight-complex="bold"/>
    </style:style>
    <style:style style:name="T358"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59"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60" style:family="text">
      <style:text-properties fo:font-variant="normal" fo:text-transform="none" fo:color="#222222" style:font-name="sans-serif" fo:font-size="8.39999961853027pt" fo:letter-spacing="normal" fo:font-style="normal" fo:font-weight="normal"/>
    </style:style>
    <style:style style:name="T361"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62"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363"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364"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365"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366" style:family="text">
      <style:text-properties fo:font-variant="normal" fo:text-transform="none" fo:color="#222222" fo:letter-spacing="normal" fo:font-weight="normal" officeooo:rsid="141beb82" style:font-weight-asian="normal" style:font-weight-complex="normal"/>
    </style:style>
    <style:style style:name="T367" style:family="text">
      <style:text-properties fo:font-variant="normal" fo:text-transform="none" fo:color="#222222" fo:letter-spacing="normal" fo:font-weight="normal" officeooo:rsid="147c6b2b" style:font-weight-asian="normal" style:font-weight-complex="normal"/>
    </style:style>
    <style:style style:name="T368" style:family="text">
      <style:text-properties fo:font-variant="normal" fo:text-transform="none" fo:color="#222222" fo:letter-spacing="normal" fo:font-weight="normal" officeooo:rsid="14e0cc09" style:font-weight-asian="normal" style:font-weight-complex="normal"/>
    </style:style>
    <style:style style:name="T369" style:family="text">
      <style:text-properties fo:font-variant="normal" fo:text-transform="none" fo:color="#222222" fo:letter-spacing="normal" fo:font-weight="normal" officeooo:rsid="14ee6f0b" style:font-weight-asian="normal" style:font-weight-complex="normal"/>
    </style:style>
    <style:style style:name="T370"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371"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372"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373"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37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375"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3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3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37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37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38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38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382" style:family="text">
      <style:text-properties officeooo:rsid="144805a2"/>
    </style:style>
    <style:style style:name="T383" style:family="text">
      <style:text-properties fo:font-weight="bold" officeooo:rsid="144cc974" style:font-weight-asian="bold" style:font-weight-complex="bold"/>
    </style:style>
    <style:style style:name="T384" style:family="text">
      <style:text-properties fo:font-weight="bold" officeooo:rsid="14917285" style:font-weight-asian="bold" style:font-weight-complex="bold"/>
    </style:style>
    <style:style style:name="T385" style:family="text">
      <style:text-properties fo:font-weight="bold" officeooo:rsid="149c5c97" style:font-weight-asian="bold" style:font-weight-complex="bold"/>
    </style:style>
    <style:style style:name="T386" style:family="text">
      <style:text-properties fo:font-weight="bold" officeooo:rsid="14b65d7d" style:font-weight-asian="bold" style:font-weight-complex="bold"/>
    </style:style>
    <style:style style:name="T387" style:family="text">
      <style:text-properties fo:font-weight="bold" officeooo:rsid="14fce33b" style:font-weight-asian="bold" style:font-weight-complex="bold"/>
    </style:style>
    <style:style style:name="T388" style:family="text">
      <style:text-properties fo:font-weight="bold" officeooo:rsid="150b2b46" style:font-weight-asian="bold" style:font-weight-complex="bold"/>
    </style:style>
    <style:style style:name="T389" style:family="text">
      <style:text-properties officeooo:rsid="148be8fd"/>
    </style:style>
    <style:style style:name="T390"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391" style:family="text">
      <style:text-properties style:text-line-through-style="none" style:text-line-through-type="none" fo:font-weight="normal" officeooo:rsid="14d32884" style:font-weight-asian="normal" style:font-weight-complex="normal"/>
    </style:style>
    <style:style style:name="T392" style:family="text">
      <style:text-properties style:text-line-through-style="none" style:text-line-through-type="none" fo:font-weight="normal" officeooo:rsid="14dc7b2b" style:font-weight-asian="normal" style:font-weight-complex="normal"/>
    </style:style>
    <style:style style:name="T393" style:family="text">
      <style:text-properties style:text-line-through-style="none" style:text-line-through-type="none" fo:font-weight="normal" officeooo:rsid="14dc8ead" style:font-weight-asian="normal" style:font-weight-complex="normal"/>
    </style:style>
    <style:style style:name="T394" style:family="text">
      <style:text-properties style:text-line-through-style="none" style:text-line-through-type="none" fo:font-weight="normal" officeooo:rsid="14ddb3f4" style:font-weight-asian="normal" style:font-weight-complex="normal"/>
    </style:style>
    <style:style style:name="T395" style:family="text">
      <style:text-properties style:text-line-through-style="none" style:text-line-through-type="none" fo:font-weight="normal" officeooo:rsid="15012096" style:font-weight-asian="normal" style:font-weight-complex="normal"/>
    </style:style>
    <style:style style:name="T396" style:family="text">
      <style:text-properties style:text-line-through-style="none" style:text-line-through-type="none" fo:font-weight="normal" officeooo:rsid="15021368" style:font-weight-asian="normal" style:font-weight-complex="normal"/>
    </style:style>
    <style:style style:name="T397" style:family="text">
      <style:text-properties style:text-line-through-style="none" style:text-line-through-type="none" fo:font-weight="normal" officeooo:rsid="1503b894" style:font-weight-asian="normal" style:font-weight-complex="normal"/>
    </style:style>
    <style:style style:name="T398" style:family="text">
      <style:text-properties style:text-line-through-style="none" style:text-line-through-type="none" fo:font-weight="normal" officeooo:rsid="150fbf6a" style:font-weight-asian="normal" style:font-weight-complex="normal"/>
    </style:style>
    <style:style style:name="T399" style:family="text">
      <style:text-properties style:text-line-through-style="none" style:text-line-through-type="none" fo:font-weight="normal" officeooo:rsid="1515cff0" style:font-weight-asian="normal" style:font-weight-complex="normal"/>
    </style:style>
    <style:style style:name="T400" style:family="text">
      <style:text-properties style:text-line-through-style="none" style:text-line-through-type="none" officeooo:rsid="15012096"/>
    </style:style>
    <style:style style:name="T401" style:family="text">
      <style:text-properties style:text-line-through-style="none" style:text-line-through-type="none" fo:font-weight="bold" officeooo:rsid="150c4488" style:font-weight-asian="bold" style:font-weight-complex="bold"/>
    </style:style>
    <style:style style:name="T402"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03" style:family="text">
      <style:text-properties fo:color="#222222" style:font-name="sans-serif" fo:font-size="8.39999961853027pt" fo:letter-spacing="normal" fo:font-style="italic"/>
    </style:style>
    <style:style style:name="T404" style:family="text">
      <style:text-properties fo:color="#222222" style:font-name="sans-serif" fo:font-size="8.39999961853027pt" fo:letter-spacing="normal" fo:font-style="italic" fo:font-weight="normal"/>
    </style:style>
    <style:style style:name="T405"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06" style:family="text">
      <style:text-properties officeooo:rsid="14e5ecb8"/>
    </style:style>
    <style:style style:name="T407" style:family="text">
      <style:text-properties officeooo:rsid="150bceac"/>
    </style:style>
    <style:style style:name="T408" style:family="text">
      <style:text-properties officeooo:rsid="14ee6f0b"/>
    </style:style>
    <style:style style:name="T409" style:family="text">
      <style:text-properties style:text-underline-style="solid" style:text-underline-width="auto" style:text-underline-color="font-color" fo:font-weight="normal" officeooo:rsid="14d49334" style:font-weight-asian="normal" style:font-weight-complex="normal"/>
    </style:style>
    <style:style style:name="T410" style:family="text">
      <style:text-properties officeooo:rsid="15237d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Text_20_body"/>
      <text:p text:style-name="Text_20_body"/>
      <text:p text:style-name="P87">Dakara</text:p>
      <text:p text:style-name="P86"/>
      <text:p text:style-name="P86"/>
      <text:p text:style-name="P89">Dungeoncrawl</text:p>
      <text:p text:style-name="P88"/>
      <text:p text:style-name="P90">Religion</text:p>
      <text:p text:style-name="P88"/>
      <text:p text:style-name="P88"/>
      <text:p text:style-name="P88"/>
      <text:p text:style-name="P88"/>
      <text:p text:style-name="P91"/>
      <text:p text:style-name="P1"/>
      <text:p text:style-name="P9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text:a xlink:type="simple" xlink:href="#__RefHeading___Toc8143_3223281266" text:style-name="Internet_20_link" text:visited-style-name="Internet_20_link">Náboženství v současnosti</text:a><text:tab/>3</text:p>
          <text:p text:style-name="P95"><text:a xlink:type="simple" xlink:href="#__RefHeading___Toc8145_3223281266" text:style-name="Internet_20_link" text:visited-style-name="Internet_20_link">Náboženství v minulosti</text:a><text:tab/>4</text:p>
          <text:p text:style-name="P96"><text:a xlink:type="simple" xlink:href="#__RefHeading___Toc8253_3223281266" text:style-name="Internet_20_link" text:visited-style-name="Internet_20_link">Dávná říše ogrů</text:a><text:tab/>4</text:p>
          <text:p text:style-name="P96"><text:a xlink:type="simple" xlink:href="#__RefHeading___Toc8255_3223281266" text:style-name="Internet_20_link" text:visited-style-name="Internet_20_link">Říše Řádu a Chaosu</text:a><text:tab/>6</text:p>
          <text:p text:style-name="P97"><text:a xlink:type="simple" xlink:href="#__RefHeading___Toc8257_3223281266" text:style-name="Internet_20_link" text:visited-style-name="Internet_20_link">Řád</text:a><text:tab/>6</text:p>
          <text:p text:style-name="P97"><text:a xlink:type="simple" xlink:href="#__RefHeading___Toc8259_3223281266" text:style-name="Internet_20_link" text:visited-style-name="Internet_20_link">Chaos</text:a><text:tab/>8</text:p>
          <text:p text:style-name="P96"><text:a xlink:type="simple" xlink:href="#__RefHeading___Toc8261_3223281266" text:style-name="Internet_20_link" text:visited-style-name="Internet_20_link">Starý severský panteon</text:a><text:tab/>10</text:p>
          <text:p text:style-name="P96"><text:a xlink:type="simple" xlink:href="#__RefHeading___Toc8263_3223281266" text:style-name="Internet_20_link" text:visited-style-name="Internet_20_link">Starý Jižanský panteon</text:a><text:tab/>11</text:p>
          <text:p text:style-name="P98"><text:a xlink:type="simple" xlink:href="#__RefHeading___Toc1638_3317394773" text:style-name="Internet_20_link" text:visited-style-name="Internet_20_link">Nová víra</text:a><text:tab/>12</text:p>
          <text:p text:style-name="P97"><text:a xlink:type="simple" xlink:href="#__RefHeading___Toc8265_3223281266" text:style-name="Internet_20_link" text:visited-style-name="Internet_20_link">O stvořiteli</text:a><text:tab/>12</text:p>
          <text:p text:style-name="P97"><text:a xlink:type="simple" xlink:href="#__RefHeading___Toc8267_3223281266" text:style-name="Internet_20_link" text:visited-style-name="Internet_20_link">O cestě ke spáse</text:a><text:tab/>13</text:p>
          <text:p text:style-name="P97"><text:a xlink:type="simple" xlink:href="#__RefHeading___Toc8269_3223281266" text:style-name="Internet_20_link" text:visited-style-name="Internet_20_link">O svatých</text:a><text:tab/>13</text:p>
          <text:p text:style-name="P97"><text:a xlink:type="simple" xlink:href="#__RefHeading___Toc8271_3223281266" text:style-name="Internet_20_link" text:visited-style-name="Internet_20_link">Poznámky k frázím a pořekadlům</text:a><text:tab/>13</text:p>
          <text:p text:style-name="P97"><text:a xlink:type="simple" xlink:href="#__RefHeading___Toc8273_3223281266" text:style-name="Internet_20_link" text:visited-style-name="Internet_20_link">Jak se má chovat dobrý věřící</text:a><text:tab/>14</text:p>
          <text:p text:style-name="P95"><text:a xlink:type="simple" xlink:href="#__RefHeading___Toc8147_3223281266" text:style-name="Internet_20_link" text:visited-style-name="Internet_20_link">Doktríny Nové víry</text:a><text:tab/>15</text:p>
        </text:index-body>
      </text:table-of-content>
      <text:p text:style-name="P93"/>
      <text:p text:style-name="P2"/>
      <text:p text:style-name="P2"/>
      <text:p text:style-name="P2"/>
      <text:p text:style-name="P2"/>
      <text:p text:style-name="P2"/>
      <text:p text:style-name="P2"/>
      <text:p text:style-name="P2"/>
      <text:p text:style-name="P2"/>
      <text:p text:style-name="P25"><text:span text:style-name="T132">Verze 0.</text:span><text:span text:style-name="T133">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384">Summary</text:span></text:span></text:p>
      <text:p text:style-name="P66"><text:span text:style-name="Strong_20_Emphasis"><text:span text:style-name="T242">Norgardové (Seveřani): </text:span></text:span><text:span text:style-name="Strong_20_Emphasis"><text:span text:style-name="T77">Hókar</text:span></text:span></text:p>
      <text:p text:style-name="P66"><text:span text:style-name="Strong_20_Emphasis"><text:span text:style-name="T242">Dórové: </text:span></text:span><text:span text:style-name="Strong_20_Emphasis"><text:span text:style-name="T77">Áron</text:span></text:span></text:p>
      <text:p text:style-name="P78"><text:span text:style-name="Strong_20_Emphasis"><text:span text:style-name="T120">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2">Icéňané: </text:span></text:span><text:span text:style-name="Strong_20_Emphasis"><text:span text:style-name="T77">Išara</text:span></text:span></text:p>
      <text:p text:style-name="P78"><text:span text:style-name="Strong_20_Emphasis"><text:span text:style-name="T121">S</text:span></text:span><text:span text:style-name="Strong_20_Emphasis"><text:span text:style-name="T120">ársové:</text:span></text:span><text:span text:style-name="Strong_20_Emphasis"><text:span text:style-name="T79"> Ahura</text:span></text:span></text:p>
      <text:p text:style-name="P77"><text:span text:style-name="Strong_20_Emphasis"><text:span text:style-name="T119">Kemeťané:</text:span></text:span><text:span text:style-name="Strong_20_Emphasis"><text:span text:style-name="T78"> Sárí</text:span></text:span></text:p>
      <text:p text:style-name="P67"><text:span text:style-name="Strong_20_Emphasis"><text:span text:style-name="T262">Gahundové</text:span></text:span><text:span text:style-name="Strong_20_Emphasis"><text:span text:style-name="T243"> (</text:span></text:span><text:span text:style-name="Strong_20_Emphasis"><text:span text:style-name="T262">Gahunďané, </text:span></text:span><text:span text:style-name="Strong_20_Emphasis"><text:span text:style-name="T243">Jižané): </text:span></text:span><text:span text:style-name="Strong_20_Emphasis"><text:span text:style-name="T76">Anansi</text:span></text:span></text:p>
      <text:p text:style-name="P68"><text:span text:style-name="Strong_20_Emphasis"><text:span text:style-name="T244">Možné další národy:</text:span></text:span></text:p>
      <text:p text:style-name="P70"><text:span text:style-name="Strong_20_Emphasis"><text:span text:style-name="T259">Kemetští</text:span></text:span><text:span text:style-name="Strong_20_Emphasis"><text:span text:style-name="T255"> nomádi – sluneční bohyně Sárí, města v oázách, vládne královna </text:span></text:span><text:span text:style-name="Strong_20_Emphasis"><text:span text:style-name="T256">(možná každému městu jedna?)</text:span></text:span><text:span text:style-name="Strong_20_Emphasis"><text:span text:style-name="T255">.</text:span></text:span></text:p>
      <text:p text:style-name="P172"><text:span text:style-name="Strong_20_Emphasis"><text:span text:style-name="T304"/></text:span></text:p>
      <text:p text:style-name="P172"><text:span text:style-name="Strong_20_Emphasis"><text:span text:style-name="T304"/></text:span></text:p>
      <text:h text:style-name="Heading_20_2" text:outline-level="2"><text:span text:style-name="Strong_20_Emphasis"><text:span text:style-name="T410">Svět očima cestovatele</text:span></text:span></text:h>
      <text:p text:style-name="P172"><text:span text:style-name="Strong_20_Emphasis"><text:span text:style-name="T304">Vznešený pane, dovol mi stát se na chvíli tvýma očima a ukázat ti národy a země známého světa.<text:line-break/><text:tab/></text:span></text:span><text:span text:style-name="Strong_20_Emphasis"><text:span text:style-name="T307">Většinu známého světa pokrývá rozlehlá Dórská říše, </text:span></text:span><text:span text:style-name="Strong_20_Emphasis"><text:span text:style-name="T308">založená před pouhými padesáti lety mladým králem Filipem Velikým.</text:span></text:span></text:p>
      <text:p text:style-name="P172"><text:soft-page-break/><text:span text:style-name="Strong_20_Emphasis"><text:span text:style-name="T308"><text:tab/></text:span></text:span><text:span text:style-name="Strong_20_Emphasis"><text:span text:style-name="T312">Dórská říše<text:line-break/><text:tab/><text:tab/>Achájské městské státy<text:line-break/><text:tab/><text:tab/></text:span></text:span><text:span text:style-name="Strong_20_Emphasis"><text:span text:style-name="T315">Icénsk</text:span></text:span><text:span text:style-name="Strong_20_Emphasis"><text:span text:style-name="T317">á obchodní říše</text:span></text:span><text:span text:style-name="Strong_20_Emphasis"><text:span text:style-name="T312"><text:line-break/><text:tab/><text:tab/>Sárská říše<text:line-break/><text:tab/></text:span></text:span><text:span text:style-name="Strong_20_Emphasis"><text:span text:style-name="T316">Severské klany</text:span></text:span><text:span text:style-name="Strong_20_Emphasis"><text:span text:style-name="T312"><text:line-break/><text:tab/>Kemetská poušť<text:line-break/><text:tab/></text:span></text:span><text:span text:style-name="Strong_20_Emphasis"><text:span text:style-name="T314">Gahunda – b</text:span></text:span><text:span text:style-name="Strong_20_Emphasis"><text:span text:style-name="T313">ájná země na dalekém jihu<text:line-break/><text:tab/></text:span></text:span><text:span text:style-name="Strong_20_Emphasis"><text:span text:style-name="T317">Divočina a opevněné přístavy</text:span></text:span></text:p>
      <text:p text:style-name="P173"><text:span text:style-name="Strong_20_Emphasis"><text:span text:style-name="T303"><text:tab/>Na západě se rozkládá </text:span></text:span><text:span text:style-name="Strong_20_Emphasis"><text:span text:style-name="T305">zapomenutá země pokrytá</text:span></text:span><text:span text:style-name="Strong_20_Emphasis"><text:span text:style-name="T303"> neprostupn</text:span></text:span><text:span text:style-name="Strong_20_Emphasis"><text:span text:style-name="T305">ou</text:span></text:span><text:span text:style-name="Strong_20_Emphasis"><text:span text:style-name="T303"> Divočin</text:span></text:span><text:span text:style-name="Strong_20_Emphasis"><text:span text:style-name="T305">ou</text:span></text:span><text:span text:style-name="Strong_20_Emphasis"><text:span text:style-name="T303">. </text:span></text:span><text:span text:style-name="Strong_20_Emphasis"><text:span text:style-name="T304">Není tam žádná civilizace, jen </text:span></text:span><text:span text:style-name="Strong_20_Emphasis"><text:span text:style-name="T305">bojovné</text:span></text:span><text:span text:style-name="Strong_20_Emphasis"><text:span text:style-name="T304"> kmeny goblinů a orků. </text:span></text:span><text:span text:style-name="Strong_20_Emphasis"><text:span text:style-name="T305">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1">a opatřit stálou vojenskou</text:span></text:span><text:span text:style-name="Strong_20_Emphasis"><text:span text:style-name="T305"> posádk</text:span></text:span><text:span text:style-name="Strong_20_Emphasis"><text:span text:style-name="T311">ou</text:span></text:span><text:span text:style-name="Strong_20_Emphasis"><text:span text:style-name="T305"> připraven</text:span></text:span><text:span text:style-name="Strong_20_Emphasis"><text:span text:style-name="T311">ou</text:span></text:span><text:span text:style-name="Strong_20_Emphasis"><text:span text:style-name="T305"> odvrátit </text:span></text:span><text:span text:style-name="Strong_20_Emphasis"><text:span text:style-name="T311">případný</text:span></text:span><text:span text:style-name="Strong_20_Emphasis"><text:span text:style-name="T305"> nenadálý útok. </text:span></text:span><text:span text:style-name="Strong_20_Emphasis"><text:span text:style-name="T306">Tato původně svobodná města hned na počátku své vlády Filip Veliký připojil k Dórskému království </text:span></text:span><text:span text:style-name="Strong_20_Emphasis"><text:span text:style-name="T310">výměnou za zvláštní výsady</text:span></text:span><text:span text:style-name="Strong_20_Emphasis"><text:span text:style-name="T306">. </text:span></text:span><text:span text:style-name="Strong_20_Emphasis"><text:span text:style-name="T309">Jejich hradby od té doby stráží Dórské falangy a zajišťují také pořádek a poslušnost Dórské říši.</text:span></text:span></text:p>
      <text:h text:style-name="Heading_20_2" text:outline-level="2"><text:span text:style-name="Strong_20_Emphasis">Národy severu</text:span></text:h>
      <text:p text:style-name="P65"><text:span text:style-name="Strong_20_Emphasis"><text:span text:style-name="T389">Norgardové</text:span></text:span><text:span text:style-name="Strong_20_Emphasis"><text:span text:style-name="T239"> (Norgardi), Norgardie, </text:span></text:span><text:span text:style-name="Strong_20_Emphasis"><text:span text:style-name="T240">Norgardské klany.</text:span></text:span></text:p>
      <text:p text:style-name="P64"><text:span text:style-name="Strong_20_Emphasis"><text:span text:style-name="T352">Ingvarové</text:span></text:span><text:span text:style-name="Strong_20_Emphasis"><text:span text:style-name="T325"> (</text:span></text:span><text:span text:style-name="Strong_20_Emphasis"><text:span text:style-name="T326">Ingvardové</text:span></text:span><text:span text:style-name="Strong_20_Emphasis"><text:span text:style-name="T325">) – </text:span></text:span><text:span text:style-name="Strong_20_Emphasis"><text:span text:style-name="T326">Ingvardie /* </text:span></text:span><text:span text:style-name="Strong_20_Emphasis"><text:span text:style-name="T327">Icéňané taky začínají na „I“...</text:span></text:span><text:span text:style-name="Strong_20_Emphasis"><text:span text:style-name="T326"> */</text:span></text:span></text:p>
      <text:p text:style-name="P62"><text:span text:style-name="Strong_20_Emphasis"><text:span text:style-name="T353">Vinové</text:span></text:span><text:span text:style-name="Strong_20_Emphasis"><text:span text:style-name="T354"> </text:span></text:span><text:span text:style-name="Strong_20_Emphasis"><text:span text:style-name="T355">(seveřani)</text:span></text:span><text:span text:style-name="Strong_20_Emphasis"><text:span text:style-name="T353"> – </text:span></text:span><text:span text:style-name="Strong_20_Emphasis"><text:span text:style-name="T328">Vinsko (Vinland), vinské klany /* </text:span></text:span><text:span text:style-name="Strong_20_Emphasis"><text:span text:style-name="T329">Kurnik to zní moc jako Finové a Finsko.</text:span></text:span><text:span text:style-name="Strong_20_Emphasis"><text:span text:style-name="T328"> <text:s/></text:span></text:span><text:span text:style-name="Strong_20_Emphasis"><text:span text:style-name="T330">Možné Vinoni – Vinonsk</text:span></text:span><text:span text:style-name="Strong_20_Emphasis"><text:span text:style-name="T331">o, Vinonské kmeny</text:span></text:span><text:span text:style-name="Strong_20_Emphasis"><text:span text:style-name="T330">? </text:span></text:span><text:span text:style-name="Strong_20_Emphasis"><text:span text:style-name="T332">Možná jim fakt říkat „Seveřani a neřešit to… Severské klany… </text:span></text:span><text:span text:style-name="Strong_20_Emphasis"><text:span text:style-name="T333">(v angličtině Norths).</text:span></text:span><text:span text:style-name="Strong_20_Emphasis"><text:span text:style-name="T328"> */</text:span></text:span></text:p>
      <text:p text:style-name="P59"><text:span text:style-name="Strong_20_Emphasis"><text:span text:style-name="T237">Bůh </text:span></text:span><text:span text:style-name="Strong_20_Emphasis"><text:span text:style-name="T241">Norgardů</text:span></text:span><text:span text:style-name="Strong_20_Emphasis"><text:span text:style-name="T237">: </text:span></text:span><text:span text:style-name="Strong_20_Emphasis"><text:span text:style-name="T234">Hókar – ocel, </text:span></text:span><text:span text:style-name="Strong_20_Emphasis"><text:span text:style-name="T301">klanová </text:span></text:span><text:span text:style-name="Strong_20_Emphasis"><text:span text:style-name="T234">čest.</text:span></text:span></text:p>
      <text:p text:style-name="P60"><text:span text:style-name="Strong_20_Emphasis"><text:span text:style-name="T235">Že by na severu žili draci? Seveřani by byli dračí lid, sort of.</text:span></text:span></text:p>
      <text:p text:style-name="P61"><text:soft-page-break/><text:span text:style-name="Strong_20_Emphasis"><text:span text:style-name="T236">Klany.</text:span></text:span></text:p>
      <text:p text:style-name="P63"><text:span text:style-name="Strong_20_Emphasis"><text:span text:style-name="T238">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6">https://en.wikipedia.org/wiki/Norse_clans</text:span></text:span></text:a></text:p>
      <text:p text:style-name="P61"><text:span text:style-name="Strong_20_Emphasis"><text:span text:style-name="T361">the clansmen were obliged by honour to avenge one another</text:span></text:span><text:span text:style-name="Strong_20_Emphasis"><text:span text:style-name="T236"> </text:span></text:span></text:p>
      <text:p text:style-name="P61"><text:span text:style-name="Strong_20_Emphasis"><text:span text:style-name="T361">The name of the clan was derived from that of its ancestor, often with the addition of an </text:span></text:span><text:span text:style-name="Strong_20_Emphasis"><text:span text:style-name="T365">-ung</text:span></text:span><text:span text:style-name="Strong_20_Emphasis"><text:span text:style-name="T367"> </text:span></text:span><text:span text:style-name="Strong_20_Emphasis"><text:span text:style-name="T361">or </text:span></text:span><text:span text:style-name="Strong_20_Emphasis"><text:span text:style-name="T365">-ing</text:span></text:span><text:span text:style-name="Strong_20_Emphasis"><text:span text:style-name="T367"> </text:span></text:span><text:span text:style-name="Strong_20_Emphasis"><text:span text:style-name="T361">ending</text:span></text:span></text:p>
      <text:p text:style-name="Text_20_body"><text:span text:style-name="Strong_20_Emphasis"><text:span text:style-name="T135">Jsem z klanu Toho a toho.</text:span></text:span></text:p>
      <text:p text:style-name="P61"><text:span text:style-name="Strong_20_Emphasis"><text:span text:style-name="T361">A person could technically belong to several clans, but usually the identification of an individual came with ancestry of most prestige. </text:span></text:span></text:p>
      <text:p text:style-name="P61"><text:span text:style-name="Strong_20_Emphasis"><text:span text:style-name="T236"/></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5">Je to </text:span></text:span><text:span text:style-name="Strong_20_Emphasis"><text:span text:style-name="T136">národ </text:span></text:span><text:span text:style-name="Strong_20_Emphasis"><text:span text:style-name="T151">atletů a</text:span></text:span><text:span text:style-name="Strong_20_Emphasis"><text:span text:style-name="T136"> válečníků.</text:span></text:span></text:p>
      <text:list xml:id="list3041602171" text:style-name="L1">
        <text:list-item>
          <text:p text:style-name="P101"><text:span text:style-name="Strong_20_Emphasis"><text:span text:style-name="T137">Šlechtici jsou zároveň velitelé</text:span></text:span></text:p>
        </text:list-item>
      </text:list>
      <text:h text:style-name="Heading_20_5" text:outline-level="5"><text:span text:style-name="Strong_20_Emphasis">Neřesti</text:span></text:h>
      <text:list xml:id="list1966221196" text:style-name="L2">
        <text:list-item>
          <text:p text:style-name="P102"><text:span text:style-name="Strong_20_Emphasis"><text:span text:style-name="T151">Nebýt v perfektní fyzické kondici je ne</text:span></text:span><text:span text:style-name="Strong_20_Emphasis"><text:span text:style-name="T210">řest</text:span></text:span><text:span text:style-name="Strong_20_Emphasis"><text:span text:style-name="T151">. </text:span></text:span><text:span text:style-name="Strong_20_Emphasis"><text:span text:style-name="T152">Nemocní a nemohoucí ztrácí p</text:span></text:span><text:span text:style-name="Strong_20_Emphasis"><text:span text:style-name="T153">ravomoci – pokud je to dočasné tak dočasně, při zmrzačení trvale.</text:span></text:span></text:p>
          <text:list>
            <text:list-item>
              <text:p text:style-name="P103"><text:span text:style-name="Strong_20_Emphasis"><text:span text:style-name="T154">Tahle jde mimochodem odstavit z funkce třeba senátora nebo klidně i triarcha.</text:span></text:span></text:p>
            </text:list-item>
          </text:list>
        </text:list-item>
        <text:list-item>
          <text:p text:style-name="P104"><text:soft-page-break/><text:span text:style-name="Strong_20_Emphasis"><text:span text:style-name="T228">Public </text:span></text:span><text:span text:style-name="Strong_20_Emphasis"><text:span text:style-name="T229">disgrace</text:span></text:span><text:span text:style-name="Strong_20_Emphasis"><text:span text:style-name="T228"> is the greatest </text:span></text:span><text:span text:style-name="Strong_20_Emphasis"><text:span text:style-name="T229">shame.</text:span></text:span></text:p>
        </text:list-item>
        <text:list-item>
          <text:p text:style-name="P103"><text:span text:style-name="Strong_20_Emphasis"><text:span text:style-name="T213">Je ok dělat chyby, mít pochybné záliby a tak, ale je potřeba je držet v tajnosti.</text:span></text:span></text:p>
          <text:list>
            <text:list-item>
              <text:p text:style-name="P103"><text:span text:style-name="Strong_20_Emphasis"><text:span text:style-name="T213">Být nechvalně známý je velmi nežádoucí.</text:span></text:span></text:p>
              <text:list>
                <text:list-item>
                  <text:p text:style-name="P105"><text:span text:style-name="Strong_20_Emphasis"><text:span text:style-name="T214">Jediný způsob, jak se toho zbavit, je prokázat, že o tobě někdo šířil pomluvy.</text:span></text:span></text:p>
                </text:list-item>
              </text:list>
            </text:list-item>
          </text:list>
        </text:list-item>
        <text:list-item>
          <text:p text:style-name="P105"><text:span text:style-name="Strong_20_Emphasis"><text:span text:style-name="T214">Nepodloženě někoho pomlouvat je velký hřích.</text:span></text:span></text:p>
        </text:list-item>
        <text:list-item>
          <text:p text:style-name="P106"><text:span text:style-name="Strong_20_Emphasis"><text:span text:style-name="T230">Použít násilí proti svému bližnímu.</text:span></text:span></text:p>
        </text:list-item>
      </text:list>
      <text:h text:style-name="Heading_20_5" text:outline-level="5"><text:span text:style-name="Strong_20_Emphasis">Ctnosti</text:span></text:h>
      <text:list xml:id="list4279479842" text:style-name="L3">
        <text:list-item>
          <text:p text:style-name="P107"><text:span text:style-name="Strong_20_Emphasis"><text:span text:style-name="T211">Být v perfektní fyzické kondici, po celý život trénovat boj a atletiku.</text:span></text:span></text:p>
        </text:list-item>
        <text:list-item>
          <text:p text:style-name="P108"><text:span text:style-name="Strong_20_Emphasis"><text:span text:style-name="T225">Odvaha</text:span></text:span></text:p>
          <text:list>
            <text:list-item>
              <text:p text:style-name="P108"><text:span text:style-name="Strong_20_Emphasis"><text:span text:style-name="T225">Ale ne bez rozmyslu. </text:span></text:span><text:span text:style-name="Strong_20_Emphasis"><text:span text:style-name="T226">Riskovat zbytečně je neřest.</text:span></text:span></text:p>
            </text:list-item>
          </text:list>
        </text:list-item>
        <text:list-item>
          <text:p text:style-name="P109"><text:span text:style-name="Strong_20_Emphasis"><text:span text:style-name="T227">Hrdinské skutky</text:span></text:span></text:p>
        </text:list-item>
        <text:list-item>
          <text:p text:style-name="P110"><text:span text:style-name="Strong_20_Emphasis"><text:span text:style-name="T212">Dosáhnout uznání ve svém oboru – být ten nejlepší, nejznámější (ale v dobrém, být nechvalně proslulý je naopak neřest).</text:span></text:span></text:p>
        </text:list-item>
        <text:list-item>
          <text:p text:style-name="P111"><text:span text:style-name="Strong_20_Emphasis"><text:span text:style-name="T224">K</text:span></text:span><text:span text:style-name="Strong_20_Emphasis"><text:span text:style-name="T223">rása </text:span></text:span><text:span text:style-name="Strong_20_Emphasis"><text:span text:style-name="T224">těla i duše</text:span></text:span></text:p>
          <text:list>
            <text:list-item>
              <text:p text:style-name="P111"><text:span text:style-name="Strong_20_Emphasis"><text:span text:style-name="T223">Nejen vrozená, ale i dobře se chovat, oblékat, mluvit, vystupovat.</text:span></text:span></text:p>
            </text:list-item>
          </text:list>
        </text:list-item>
        <text:list-item>
          <text:p text:style-name="P112"><text:span text:style-name="Strong_20_Emphasis"><text:span text:style-name="T219">Soutěži</text:span></text:span><text:span text:style-name="Strong_20_Emphasis"><text:span text:style-name="T220">vos</text:span></text:span><text:span text:style-name="Strong_20_Emphasis"><text:span text:style-name="T219">t </text:span></text:span><text:span text:style-name="Strong_20_Emphasis"><text:span text:style-name="T220">(aby mohl být někdo nejlepší, musí mít s kým soutěžit).</text:span></text:span></text:p>
        </text:list-item>
        <text:list-item>
          <text:p text:style-name="P113"><text:span text:style-name="Strong_20_Emphasis"><text:span text:style-name="T216">Být všestranný</text:span></text:span></text:p>
          <text:list>
            <text:list-item>
              <text:p text:style-name="P113"><text:soft-page-break/><text:span text:style-name="Strong_20_Emphasis"><text:span text:style-name="T216">Hodnotí se fyzička, vzdělání, vystupování ve společnosti, umění, atd.</text:span></text:span></text:p>
              <text:list>
                <text:list-item>
                  <text:p text:style-name="P113"><text:span text:style-name="Strong_20_Emphasis"><text:span text:style-name="T216">Nikdo by neměl mít jen jeden zájem, jen jeden koníček.</text:span></text:span></text:p>
                </text:list-item>
                <text:list-item>
                  <text:p text:style-name="P113"><text:span text:style-name="Strong_20_Emphasis"><text:span text:style-name="T216">Neznamená to ale, že je potřeba být nejlepší ve všem. Je žádoucí si vybrat jeden obor a v něm dosáhnout excelence.</text:span></text:span></text:p>
                </text:list-item>
              </text:list>
            </text:list-item>
          </text:list>
        </text:list-item>
        <text:list-item>
          <text:p text:style-name="P114"><text:span text:style-name="Strong_20_Emphasis"><text:span text:style-name="T215">Být lstivý nebo dobrý v rétorice je stejně hodnotné jako být dobrý v atletice nebo v boji.</text:span></text:span></text:p>
          <text:list>
            <text:list-item>
              <text:p text:style-name="P114"><text:span text:style-name="Strong_20_Emphasis"><text:span text:style-name="T215">Přelstít protivníka, zesměšnit ho, nebo ho utlouct svými argumenty, je považováno za čestný způsob vítězství.</text:span></text:span></text:p>
              <text:list>
                <text:list-item>
                  <text:p text:style-name="P113"><text:span text:style-name="Strong_20_Emphasis"><text:span text:style-name="T216">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7">Náhoda – co se děje, není vůle bohů, ale prostě náhoda.</text:span></text:span></text:p>
      <text:list xml:id="list1046817231" text:style-name="L4">
        <text:list-item>
          <text:p text:style-name="P115"><text:span text:style-name="Strong_20_Emphasis"><text:span text:style-name="T217">Áron má svou vlastní agendu – pod jeho vedením se z nás stal nejmocnější národ známého světa –</text:span></text:span><text:span text:style-name="Strong_20_Emphasis"><text:span text:style-name="T218"> a může cíleně seslat sucho, přivolat déšť, a podobně</text:span></text:span><text:span text:style-name="Strong_20_Emphasis"><text:span text:style-name="T217"> ale neřídí veškerý běh světa, </text:span></text:span><text:span text:style-name="Strong_20_Emphasis"><text:span text:style-name="T218">ani neurčuje osud každého jednotli</text:span></text:span><text:span text:style-name="Strong_20_Emphasis"><text:span text:style-name="T221">v</text:span></text:span><text:span text:style-name="Strong_20_Emphasis"><text:span text:style-name="T218">ce</text:span></text:span><text:span text:style-name="Strong_20_Emphasis"><text:span text:style-name="T217">.</text:span></text:span></text:p>
          <text:list>
            <text:list-item>
              <text:p text:style-name="P116"><text:span text:style-name="Strong_20_Emphasis"><text:span text:style-name="T222">Není dobré otravovat Árona s malichernostmi.</text:span></text:span></text:p>
              <text:list>
                <text:list-item>
                  <text:p text:style-name="P116"><text:span text:style-name="Strong_20_Emphasis"><text:span text:style-name="T222">Nikdo ho například nebude neustále prosit o dobré jídlo a podobně.</text:span></text:span></text:p>
                </text:list-item>
                <text:list-item>
                  <text:p text:style-name="P116"><text:span text:style-name="Strong_20_Emphasis"><text:span text:style-name="T222">Když to děláš, velmi tím snižuješ šanci, že ti pomůže, když to budeš opravdu potřebovat.</text:span></text:span></text:p>
                </text:list-item>
                <text:list-item>
                  <text:p text:style-name="P116"><text:soft-page-break/><text:span text:style-name="Strong_20_Emphasis"><text:span text:style-name="T222">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3146064248" text:style-name="L5">
        <text:list-item>
          <text:p text:style-name="P117"><text:span text:style-name="Strong_20_Emphasis"><text:span text:style-name="T193">Městu vládnou triarchové (stejně jako ve Vadoře, kde to Dórové zavedli poté, co město obsadili), ale nevolí je senát.</text:span></text:span></text:p>
          <text:list>
            <text:list-item>
              <text:p text:style-name="P117"><text:span text:style-name="Strong_20_Emphasis"><text:span text:style-name="T193">Jsou to dědičné pozice?</text:span></text:span></text:p>
              <text:list>
                <text:list-item>
                  <text:p text:style-name="P117"><text:span text:style-name="Strong_20_Emphasis"><text:span text:style-name="T193">Hierophant asi ne, to je prostě Áronův velekněz.</text:span></text:span></text:p>
                </text:list-item>
                <text:list-item>
                  <text:p text:style-name="P117"><text:span text:style-name="Strong_20_Emphasis"><text:span text:style-name="T193">Stratég asi taky ne, to je vojenská pozice, takže Stratégy jednotlivých měst zřejmě určuje autokrat (což byl ve Filipově době sám Filip).</text:span></text:span></text:p>
                </text:list-item>
                <text:list-item>
                  <text:p text:style-name="P117"><text:span text:style-name="Strong_20_Emphasis"><text:span text:style-name="T193">Takže možná pozice Archona by mohla být </text:span></text:span><text:span text:style-name="Strong_20_Emphasis"><text:span text:style-name="T194">v původně Dórských městech</text:span></text:span><text:span text:style-name="Strong_20_Emphasis"><text:span text:style-name="T193"> dědičná…</text:span></text:span></text:p>
                  <text:list>
                    <text:list-item>
                      <text:p text:style-name="P118"><text:span text:style-name="Strong_20_Emphasis"><text:span text:style-name="T195">Na druhou stranu Dórové staví vojenské schopnosti nade vše, takže je otázka, jestli triarchát vůbec dává smysl… </text:span></text:span><text:span text:style-name="Strong_20_Emphasis"><text:span text:style-name="T196">(Nějak to zdůvodnit musím, protože se mi líbí a dává to smysl.)</text:span></text:span></text:p>
                    </text:list-item>
                    <text:list-item>
                      <text:p text:style-name="P119"><text:span text:style-name="Strong_20_Emphasis"><text:span text:style-name="T383">V plně Dórských městech všechny triarchy jmenuje Dórský král.</text:span></text:span></text:p>
                      <text:list>
                        <text:list-item>
                          <text:p text:style-name="P119"><text:span text:style-name="Strong_20_Emphasis"><text:span text:style-name="T200">Je to v souladu s tím, že král v sobě spojuje moc správní, vojenskou i náboženskou (je správcem celé země, je autokratem – tedy vrchním velitelem armády a je nejvyšším knězem Áronovým).</text:span></text:span></text:p>
                        </text:list-item>
                        <text:list-item>
                          <text:p text:style-name="P120"><text:soft-page-break/><text:span text:style-name="Strong_20_Emphasis"><text:span text:style-name="T201">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4">Těžká jízda složená ze šlechticů.</text:span></text:span></text:p>
      <text:list xml:id="list2129020553" text:style-name="L6">
        <text:list-item>
          <text:p text:style-name="P121"><text:span text:style-name="Strong_20_Emphasis"><text:span text:style-name="T164">10 jezdců tvoří </text:span></text:span><text:span text:style-name="Strong_20_Emphasis"><text:span text:style-name="T165">„h</text:span></text:span><text:span text:style-name="Strong_20_Emphasis"><text:span text:style-name="T168">rot</text:span></text:span><text:span text:style-name="Strong_20_Emphasis"><text:span text:style-name="T165">“ /* </text:span></text:span><text:span text:style-name="Strong_20_Emphasis"><text:span text:style-name="T168">Nebo čepel? Nebo hranu? */</text:span></text:span></text:p>
        </text:list-item>
        <text:list-item>
          <text:p text:style-name="P122"><text:span text:style-name="Strong_20_Emphasis"><text:span text:style-name="T163">10 </text:span></text:span><text:span text:style-name="Strong_20_Emphasis"><text:span text:style-name="T169">hrotů</text:span></text:span><text:span text:style-name="Strong_20_Emphasis"><text:span text:style-name="T163"> tvoří </text:span></text:span><text:span text:style-name="Strong_20_Emphasis"><text:span text:style-name="T165">(jízdní) „</text:span></text:span><text:span text:style-name="Strong_20_Emphasis"><text:span text:style-name="T163">klín“</text:span></text:span></text:p>
        </text:list-item>
        <text:list-item>
          <text:p text:style-name="P123"><text:span text:style-name="Strong_20_Emphasis"><text:span text:style-name="T166">10 klínů je dekáda</text:span></text:span><text:span text:style-name="Strong_20_Emphasis"><text:span text:style-name="T167"> (stejně jako u pěchoty)</text:span></text:span></text:p>
        </text:list-item>
      </text:list>
      <text:p text:style-name="P30"><text:span text:style-name="Strong_20_Emphasis"><text:span text:style-name="T144">Pěchota s</text:span></text:span><text:span text:style-name="Strong_20_Emphasis"><text:span text:style-name="T138">ložená z falang</text:span></text:span></text:p>
      <text:list xml:id="list817787563" text:style-name="L7">
        <text:list-item>
          <text:p text:style-name="P124"><text:span text:style-name="Strong_20_Emphasis"><text:span text:style-name="T139">Struktura falangy:</text:span></text:span></text:p>
          <text:list>
            <text:list-item>
              <text:p text:style-name="P124"><text:span text:style-name="Strong_20_Emphasis"><text:span text:style-name="T139">1</text:span></text:span><text:span text:style-name="Strong_20_Emphasis"><text:span text:style-name="T140">0</text:span></text:span><text:span text:style-name="Strong_20_Emphasis"><text:span text:style-name="T139"> řad</text:span></text:span></text:p>
              <text:list>
                <text:list-item>
                  <text:p text:style-name="P125"><text:span text:style-name="Strong_20_Emphasis"><text:span text:style-name="T140">Řadu tvoří 9 hoplitů + velitel řady (dekadarchos) </text:span></text:span><text:span text:style-name="Strong_20_Emphasis"><text:span text:style-name="T143">+ 2 </text:span></text:span><text:span text:style-name="Strong_20_Emphasis"><text:span text:style-name="T145">otroci</text:span></text:span><text:span text:style-name="Strong_20_Emphasis"><text:span text:style-name="T143"> v zázemí</text:span></text:span><text:span text:style-name="Strong_20_Emphasis"><text:span text:style-name="T140">.</text:span></text:span></text:p>
                  <text:list>
                    <text:list-item>
                      <text:p text:style-name="P126"><text:span text:style-name="Strong_20_Emphasis"><text:span text:style-name="T158">Hopliti mají status občanů.</text:span></text:span></text:p>
                    </text:list-item>
                    <text:list-item>
                      <text:p text:style-name="P126"><text:span text:style-name="Strong_20_Emphasis"><text:span text:style-name="T158">Otroci vaří jídlo, koupou latrýny, atp.</text:span></text:span></text:p>
                    </text:list-item>
                  </text:list>
                </text:list-item>
                <text:list-item>
                  <text:p text:style-name="P124"><text:span text:style-name="Strong_20_Emphasis"><text:span text:style-name="T139">Každá řada funguje jako samostatná jednotka</text:span></text:span></text:p>
                </text:list-item>
                <text:list-item>
                  <text:p text:style-name="P127"><text:span text:style-name="Strong_20_Emphasis"><text:span text:style-name="T141">Falanga obvykle nastupovala buď ve formaci 10x10 řad, nebo ve dvou subformacích 5x10 řad.</text:span></text:span></text:p>
                </text:list-item>
              </text:list>
            </text:list-item>
          </text:list>
        </text:list-item>
      </text:list>
      <text:p text:style-name="P31"><text:span text:style-name="Strong_20_Emphasis"><text:span text:style-name="T318">10 falang je </text:span></text:span><text:span text:style-name="Strong_20_Emphasis"><text:span text:style-name="T319">taxa</text:span></text:span><text:span text:style-name="Strong_20_Emphasis"><text:span text:style-name="T318"> („taxis“, </text:span></text:span><text:span text:style-name="Strong_20_Emphasis"><text:span text:style-name="T319">ve Spartě „mora“</text:span></text:span><text:span text:style-name="Strong_20_Emphasis"><text:span text:style-name="T318">) /* </text:span></text:span><text:span text:style-name="Strong_20_Emphasis"><text:span text:style-name="T320">dekafalanga? </text:span></text:span><text:span text:style-name="Strong_20_Emphasis"><text:span text:style-name="T321">Dekáda! Ha! </text:span></text:span><text:span text:style-name="Strong_20_Emphasis"><text:span text:style-name="T322">Hmm, tak ne...</text:span></text:span><text:span text:style-name="Strong_20_Emphasis"><text:span text:style-name="T318"> */, tedy 1000 vojáků + velitel a jeho doprovod (osobní stráž, poslové, atd.)</text:span></text:span></text:p>
      <text:list xml:id="list1705772324" text:style-name="L8">
        <text:list-item>
          <text:p text:style-name="P128"><text:soft-page-break/><text:span text:style-name="Strong_20_Emphasis"><text:span text:style-name="T323">Možná přece jen ta dekáda.</text:span></text:span></text:p>
        </text:list-item>
      </text:list>
      <text:p text:style-name="P40"><text:span text:style-name="Strong_20_Emphasis"><text:span text:style-name="T160">10 hoplitů je </text:span></text:span><text:span text:style-name="Strong_20_Emphasis"><text:span text:style-name="T161">řada</text:span></text:span></text:p>
      <text:p text:style-name="P41"><text:span text:style-name="Strong_20_Emphasis"><text:span text:style-name="T161">10 řad je falanga</text:span></text:span></text:p>
      <text:p text:style-name="P39"><text:span text:style-name="Strong_20_Emphasis"><text:span text:style-name="T159">10 falang je dekáda</text:span></text:span></text:p>
      <text:p text:style-name="P39"><text:span text:style-name="Strong_20_Emphasis"><text:span text:style-name="T159">10 dekád je myriáda</text:span></text:span></text:p>
      <text:p text:style-name="P33"><text:span text:style-name="Strong_20_Emphasis"><text:span text:style-name="T146">Tzn. 1 myriáda sestává z 10 dekád složených z 10 falang, což je 10 řad po 10 mužích. Plus noncombat personnel (otroci, osobní stráž velitelů dekád a stratégů, </text:span></text:span><text:span text:style-name="Strong_20_Emphasis"><text:span text:style-name="T150">pěší poslové, jízdní poslové</text:span></text:span><text:span text:style-name="Strong_20_Emphasis"><text:span text:style-name="T146">),</text:span></text:span></text:p>
      <text:h text:style-name="Heading_20_5" text:outline-level="5"><text:span text:style-name="Strong_20_Emphasis">Velitelé</text:span></text:h>
      <text:p text:style-name="P42"><text:span text:style-name="Strong_20_Emphasis"><text:span text:style-name="T170">Pojmenování podle toho, čemu velí</text:span></text:span><text:span text:style-name="Strong_20_Emphasis"><text:span text:style-name="T142">, tzn.: „Velitel řady“, „Velitel falangy“. </text:span></text:span><text:span text:style-name="Strong_20_Emphasis"><text:span text:style-name="T170">U jízdy</text:span></text:span><text:span text:style-name="Strong_20_Emphasis"><text:span text:style-name="T142"> „</text:span></text:span><text:span text:style-name="Strong_20_Emphasis"><text:span text:style-name="T170">velitel hrotu“, „velitel klínu“</text:span></text:span><text:span text:style-name="Strong_20_Emphasis"><text:span text:style-name="T142">.</text:span></text:span></text:p>
      <text:p text:style-name="P42"><text:span text:style-name="Strong_20_Emphasis"><text:span text:style-name="T142">/* </text:span></text:span><text:span text:style-name="Strong_20_Emphasis"><text:span text:style-name="T171">Možná „dekarch“ by velel dekádě? </text:span></text:span><text:span text:style-name="Strong_20_Emphasis"><text:span text:style-name="T172">Nebo „dekadron“?</text:span></text:span><text:span text:style-name="Strong_20_Emphasis"><text:span text:style-name="T142"> */</text:span></text:span></text:p>
      <text:p text:style-name="P35"><text:span text:style-name="Strong_20_Emphasis"><text:span text:style-name="T148">Generál = stratég </text:span></text:span><text:span text:style-name="Strong_20_Emphasis"><text:span text:style-name="T149">(ideálně velí myriádě, to ale málokdy vyjde, takže </text:span></text:span><text:span text:style-name="Strong_20_Emphasis"><text:span text:style-name="T162">je to obecně velitel několika dekád</text:span></text:span><text:span text:style-name="Strong_20_Emphasis"><text:span text:style-name="T149">)</text:span></text:span><text:span text:style-name="Strong_20_Emphasis"><text:span text:style-name="T148">.</text:span></text:span></text:p>
      <text:p text:style-name="P34"><text:span text:style-name="Strong_20_Emphasis"><text:span text:style-name="T147">Vrchní velitel armády = autokrat.</text:span></text:span></text:p>
      <text:list xml:id="list3678644249" text:style-name="L9">
        <text:list-item>
          <text:p text:style-name="P129"><text:span text:style-name="Strong_20_Emphasis"><text:span text:style-name="T179">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5">Áron?</text:span></text:span></text:p>
      <text:p text:style-name="Text_20_body"><text:span text:style-name="Strong_20_Emphasis"><text:span text:style-name="T135">(Možná psáno Aaron)</text:span></text:span></text:p>
      <text:p text:style-name="P36"><text:span text:style-name="Strong_20_Emphasis"><text:span text:style-name="T155">Jo, to zní dobře.</text:span></text:span></text:p>
      <text:p text:style-name="P43"><text:span text:style-name="Strong_20_Emphasis"><text:span text:style-name="T173">TODO: Jak vypadají Áronovy chrámy?</text:span></text:span></text:p>
      <text:h text:style-name="Heading_20_4" text:outline-level="4"><text:soft-page-break/><text:span text:style-name="Strong_20_Emphasis">Dórové vs nelidské rasy</text:span></text:h>
      <text:p text:style-name="P44"><text:span text:style-name="Strong_20_Emphasis"><text:span text:style-name="T177">Že by Dórská </text:span></text:span><text:span text:style-name="Strong_20_Emphasis"><text:span text:style-name="T178">aristokracie</text:span></text:span><text:span text:style-name="Strong_20_Emphasis"><text:span text:style-name="T177"> byla výhradně lidská (a navíc samozřejmě Dórská)?</text:span></text:span></text:p>
      <text:list xml:id="list1257156678" text:style-name="L10">
        <text:list-item>
          <text:p text:style-name="P130"><text:span text:style-name="Strong_20_Emphasis"><text:span text:style-name="T178">Tzn. ani elf nemůže být aristokrat?</text:span></text:span></text:p>
        </text:list-item>
        <text:list-item>
          <text:p text:style-name="P131"><text:span text:style-name="Strong_20_Emphasis"><text:span text:style-name="T180">Může samozřejmě stále existovat elfská (trpaslická, kudúcká) šlechta z podrobených národů.</text:span></text:span></text:p>
          <text:list>
            <text:list-item>
              <text:p text:style-name="P132"><text:span text:style-name="Strong_20_Emphasis"><text:span text:style-name="T181">Tomu bych asi mohl říkat </text:span></text:span><text:span text:style-name="Strong_20_Emphasis"><text:span text:style-name="T182">prostě</text:span></text:span><text:span text:style-name="Strong_20_Emphasis"><text:span text:style-name="T181">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2">Obchod, úspěch.</text:span></text:span></text:p>
      <text:p text:style-name="P46"><text:span text:style-name="Strong_20_Emphasis"><text:span text:style-name="T182">Icéňané nemají aristokracii (pochopitelně, to mají jen Dórové), ale mají krále (vládci velkých měst). </text:span></text:span><text:span text:style-name="Strong_20_Emphasis"><text:span text:style-name="T183">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3">V Icénii je postavení dáno majetkem.</text:span></text:span></text:p>
      <text:list xml:id="list1763651660" text:style-name="L11">
        <text:list-item>
          <text:p text:style-name="P133"><text:span text:style-name="Strong_20_Emphasis"><text:span text:style-name="T184">Rozlišují se kupci, což jsou obecně obchodníci na cestách, a měšťané, což jsou usedlí obchodníci.</text:span></text:span></text:p>
          <text:list>
            <text:list-item>
              <text:p text:style-name="P133"><text:span text:style-name="Strong_20_Emphasis"><text:span text:style-name="T184">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34"><text:soft-page-break/><text:span text:style-name="Strong_20_Emphasis"><text:span text:style-name="T185">Tzn. majetek </text:span></text:span><text:span text:style-name="Strong_20_Emphasis"><text:span text:style-name="T188">většinou</text:span></text:span><text:span text:style-name="Strong_20_Emphasis"><text:span text:style-name="T185"> není třeba prokazovat </text:span></text:span><text:span text:style-name="Strong_20_Emphasis"><text:span text:style-name="T188">(výjimkou jsou některé úřední úkony a tak, pak je potřeba mít doložku z chrámu)</text:span></text:span><text:span text:style-name="Strong_20_Emphasis"><text:span text:style-name="T185">, nicméně existuje možnost si část majetku „uložit“ v Ištařině chrámu, což je určitá forma pojištění (jak majetku, tak postavení).</text:span></text:span></text:p>
                  <text:list>
                    <text:list-item>
                      <text:p text:style-name="P134"><text:span text:style-name="Strong_20_Emphasis"><text:span text:style-name="T185">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34"><text:span text:style-name="Strong_20_Emphasis"><text:span text:style-name="T185">„</text:span></text:span><text:span text:style-name="Strong_20_Emphasis"><text:span text:style-name="T186">Plnění“ si je možné vyzvednout jen jednou (na další je třeba znovu darovat chrámu), ale je možné být „pojištěný“ nezávisle u různých chrámů (v různých městech) </text:span></text:span><text:span text:style-name="Strong_20_Emphasis"><text:span text:style-name="T187">a u každého z nich si plnění vyzvednout</text:span></text:span><text:span text:style-name="Strong_20_Emphasis"><text:span text:style-name="T186">.</text:span></text:span></text:p>
                      <text:list>
                        <text:list-item>
                          <text:p text:style-name="P135"><text:span text:style-name="Strong_20_Emphasis"><text:span text:style-name="T187">Je ovšem lepší to moc nedělat, protože vyzvednutím plnění klesá společenský status </text:span></text:span><text:span text:style-name="Strong_20_Emphasis"><text:span text:style-name="T188">této osoby v daném městě</text:span></text:span><text:span text:style-name="Strong_20_Emphasis"><text:span text:style-name="T187">.</text:span></text:span></text:p>
                        </text:list-item>
                        <text:list-item>
                          <text:p text:style-name="P136"><text:span text:style-name="Strong_20_Emphasis"><text:span text:style-name="T188">Obvyklá taktika v případě finančních potíží tedy je, vyzvednout si plnění v nějakém méně důležitém městě (a tam si tedy snížit status) a </text:span></text:span><text:span text:style-name="Strong_20_Emphasis"><text:span text:style-name="T189">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0">Dodržování smluv ale ještě nebrání pirátství –</text:span></text:span><text:span text:style-name="Strong_20_Emphasis"><text:span text:style-name="T191">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2"> Hmm, s králi (a tudíž i jejich urozenými potomky) je problém – ve Vadoře je senát.</text:span></text:span></text:p>
      <text:list xml:id="list112677445" text:style-name="L12">
        <text:list-item>
          <text:p text:style-name="P137"><text:span text:style-name="Strong_20_Emphasis"><text:span text:style-name="T192">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8"><text:span text:style-name="Strong_20_Emphasis"><text:span text:style-name="T156">Možná natvrdo Išara?</text:span></text:span></text:p>
      <text:p text:style-name="P38"><text:span text:style-name="Strong_20_Emphasis"><text:span text:style-name="T359">(</text:span></text:span><text:span text:style-name="Strong_20_Emphasis"><text:span text:style-name="T358">Ishara is the </text:span></text:span><text:a xlink:type="simple" xlink:href="https://en.wikipedia.org/wiki/Hittite_language" text:style-name="Internet_20_link" text:visited-style-name="Visited_20_Internet_20_Link"><text:span text:style-name="Strong_20_Emphasis"><text:span text:style-name="T374">Hittite</text:span></text:span></text:a><text:span text:style-name="Strong_20_Emphasis"><text:span text:style-name="T366"> </text:span></text:span><text:span text:style-name="Strong_20_Emphasis"><text:span text:style-name="T358">word for "</text:span></text:span><text:a xlink:type="simple" xlink:href="https://en.wikipedia.org/wiki/Treaty" text:style-name="Internet_20_link" text:visited-style-name="Visited_20_Internet_20_Link"><text:span text:style-name="Strong_20_Emphasis"><text:span text:style-name="T374">treaty</text:span></text:span></text:a><text:span text:style-name="Strong_20_Emphasis"><text:span text:style-name="T358">, binding promise", also personified as a </text:span></text:span><text:a xlink:type="simple" xlink:href="https://en.wikipedia.org/wiki/Goddess" text:style-name="Internet_20_link" text:visited-style-name="Visited_20_Internet_20_Link"><text:span text:style-name="Strong_20_Emphasis"><text:span text:style-name="T374">goddess</text:span></text:span></text:a><text:span text:style-name="Strong_20_Emphasis"><text:span text:style-name="T366"> </text:span></text:span><text:span text:style-name="Strong_20_Emphasis"><text:span text:style-name="T358">of the </text:span></text:span><text:a xlink:type="simple" xlink:href="https://en.wikipedia.org/wiki/Oath" text:style-name="Internet_20_link" text:visited-style-name="Visited_20_Internet_20_Link"><text:span text:style-name="Strong_20_Emphasis"><text:span text:style-name="T374">oath</text:span></text:span></text:a><text:span text:style-name="Strong_20_Emphasis"><text:span text:style-name="T358">.</text:span></text:span><text:span text:style-name="Strong_20_Emphasis"><text:span text:style-name="T359">)</text:span></text:span></text:p>
      <text:list xml:id="list989872887" text:style-name="L13">
        <text:list-item>
          <text:p text:style-name="P138"><text:span text:style-name="Strong_20_Emphasis"><text:span text:style-name="T135">Možná „traty“ ve smyslu „obchodní smlouva“</text:span></text:span></text:p>
          <text:list>
            <text:list-item>
              <text:p text:style-name="P139"><text:span text:style-name="Strong_20_Emphasis"><text:span text:style-name="T157">Tzn. nejvyšší ctnost by byla obchodnická poctivost a obecně dodržování smluv.</text:span></text:span></text:p>
            </text:list-item>
          </text:list>
        </text:list-item>
      </text:list>
      <text:p text:style-name="P37"><text:span text:style-name="Strong_20_Emphasis"><text:span text:style-name="T324">Adonis?</text:span></text:span></text:p>
      <text:p text:style-name="P37"><text:span text:style-name="Strong_20_Emphasis"><text:span text:style-name="T324">/* Blbý je, že to taky začíná na a. Navíc by se víc hodila bohyně. */</text:span></text:span></text:p>
      <text:p text:style-name="P43"><text:span text:style-name="Strong_20_Emphasis"><text:span text:style-name="T173">TODO: Jak vypadají Išařiny chrámy?</text:span></text:span></text:p>
      <text:list xml:id="list862331085" text:style-name="L14">
        <text:list-item>
          <text:p text:style-name="P140"><text:span text:style-name="Strong_20_Emphasis"><text:span text:style-name="T174">Mohly by se tam uzavírat obchodní (a jiné důležité) smlouvy. </text:span></text:span><text:span text:style-name="Strong_20_Emphasis"><text:span text:style-name="T175">Išařiny kněžky smlouvu posvětí a hlavně zapíšou a uloží do chránového archivu –</text:span></text:span><text:span text:style-name="Strong_20_Emphasis"><text:span text:style-name="T176"> možná na vypálenou hliněnou destičku, aby to nemohlo shořet</text:span></text:span><text:span text:style-name="Strong_20_Emphasis"><text:span text:style-name="T175">.</text:span></text:span></text:p>
        </text:list-item>
      </text:list>
      <text:h text:style-name="Heading_20_3" text:outline-level="3"><text:span text:style-name="Strong_20_Emphasis">Achájci</text:span></text:h>
      <text:p text:style-name="P79"><text:span text:style-name="Strong_20_Emphasis"><text:span text:style-name="T391">(Achájec, Achájka)</text:span></text:span></text:p>
      <text:p text:style-name="P79"><text:span text:style-name="Strong_20_Emphasis"><text:span text:style-name="T341">/* Chájménská říše?</text:span></text:span><text:span text:style-name="Strong_20_Emphasis"><text:span text:style-name="T265"> Achájská? </text:span></text:span><text:span text:style-name="Strong_20_Emphasis"><text:span text:style-name="T266">(Achájci byli jedním ze čtyř řeckých kmenů – Dórové, Iónové, Achájci a Aiólové). </text:span></text:span><text:span text:style-name="Strong_20_Emphasis"><text:span text:style-name="T267">To zní fakt dobře… </text:span></text:span><text:span text:style-name="Strong_20_Emphasis"><text:span text:style-name="T269">I když, to fakt asi byli Řekové. Tzn. buď je přidat jako starověké rivaly Dórů, nebo se na ně vykašlat.</text:span></text:span><text:span text:style-name="Strong_20_Emphasis"><text:span text:style-name="T267"> */</text:span></text:span></text:p>
      <text:p text:style-name="P79"><text:span text:style-name="Strong_20_Emphasis"><text:span text:style-name="T280">Achájci jsou dávní rivalové Dórů. Vzor: Starovéké Athény. </text:span></text:span><text:span text:style-name="Strong_20_Emphasis"><text:span text:style-name="T290">Národ učenců a filosofů.</text:span></text:span></text:p>
      <text:p text:style-name="P85"><text:span text:style-name="Strong_20_Emphasis"><text:span text:style-name="T291">Hodnoty: Kritické myšlení, logika, vzdělanost. </text:span></text:span><text:span text:style-name="Strong_20_Emphasis"><text:span text:style-name="T293">Sofistikovanost </text:span></text:span><text:span text:style-name="Strong_20_Emphasis"><text:span text:style-name="T294">(promyšlenost)</text:span></text:span><text:span text:style-name="Strong_20_Emphasis"><text:span text:style-name="T293">. </text:span></text:span><text:span text:style-name="Strong_20_Emphasis"><text:span text:style-name="T295">Demokracie. </text:span></text:span><text:span text:style-name="Strong_20_Emphasis"><text:span text:style-name="T296">Rovnost všech ras.</text:span></text:span></text:p>
      <text:p text:style-name="P83"><text:span text:style-name="Strong_20_Emphasis"><text:span text:style-name="T387">Sófós</text:span></text:span></text:p>
      <text:p text:style-name="P163"><text:soft-page-break/><text:span text:style-name="Strong_20_Emphasis"><text:span text:style-name="T297">Lidově se to asi vyslovuje krátce (Sofos).</text:span></text:span></text:p>
      <text:p text:style-name="P83"><text:span text:style-name="Strong_20_Emphasis"><text:span text:style-name="T289">Bůh moudrosti</text:span></text:span></text:p>
      <text:p text:style-name="P82"><text:span text:style-name="Strong_20_Emphasis"><text:span text:style-name="T283">Sophia </text:span></text:span><text:span text:style-name="Strong_20_Emphasis"><text:span text:style-name="T284">(gnostická personifikace moudrosti)</text:span></text:span><text:span text:style-name="Strong_20_Emphasis"><text:span text:style-name="T283">? Sofos </text:span></text:span><text:span text:style-name="Strong_20_Emphasis"><text:span text:style-name="T284">(mužská varianta)</text:span></text:span><text:span text:style-name="Strong_20_Emphasis"><text:span text:style-name="T283">? </text:span></text:span><text:span text:style-name="Strong_20_Emphasis"><text:span text:style-name="T285">(anglicky Sophos). </text:span></text:span><text:span text:style-name="Strong_20_Emphasis"><text:span text:style-name="T286">Možná Sófos? </text:span></text:span><text:span text:style-name="Strong_20_Emphasis"><text:span text:style-name="T287">Sofós? </text:span></text:span><text:span text:style-name="Strong_20_Emphasis"><text:span text:style-name="T288">Sófós?</text:span></text:span></text:p>
      <text:p text:style-name="P79"><text:span text:style-name="Strong_20_Emphasis"><text:span text:style-name="T364">Athena was originally the </text:span></text:span><text:a xlink:type="simple" xlink:href="https://en.wikipedia.org/wiki/Aegean_civilization" text:style-name="Internet_20_link" text:visited-style-name="Visited_20_Internet_20_Link"><text:span text:style-name="Strong_20_Emphasis"><text:span text:style-name="T381">Aegean</text:span></text:span></text:a><text:span text:style-name="Strong_20_Emphasis"><text:span text:style-name="T369"> </text:span></text:span><text:span text:style-name="Strong_20_Emphasis"><text:span text:style-name="T364">goddess of the palace, who presided over household crafts and protected the king</text:span></text:span></text:p>
      <text:h text:style-name="P175" text:outline-level="2"><text:span text:style-name="Strong_20_Emphasis"><text:span text:style-name="T408">Národy východu</text:span></text:span></text:h>
      <text:h text:style-name="Heading_20_3" text:outline-level="3"><text:span text:style-name="Strong_20_Emphasis"><text:span text:style-name="T407">S</text:span></text:span><text:span text:style-name="Strong_20_Emphasis">ársové</text:span></text:h>
      <text:p text:style-name="P80"><text:span text:style-name="Strong_20_Emphasis"><text:span text:style-name="T282">(Asi by se spíš hodilo něco s příponou -šané)</text:span></text:span></text:p>
      <text:p text:style-name="P79"><text:span text:style-name="Strong_20_Emphasis"><text:span text:style-name="T409">Fársie? Fárská říše…</text:span></text:span><text:span text:style-name="Strong_20_Emphasis"><text:span text:style-name="T268"> </text:span></text:span><text:span text:style-name="Strong_20_Emphasis"><text:span text:style-name="T298">Sársi</text:span></text:span><text:span text:style-name="Strong_20_Emphasis"><text:span text:style-name="T302">e.</text:span></text:span></text:p>
      <text:p text:style-name="P169"><text:span text:style-name="Strong_20_Emphasis"><text:span text:style-name="T302">Sáršan, Sáršanka.</text:span></text:span></text:p>
      <text:p text:style-name="P165"><text:span text:style-name="Strong_20_Emphasis"><text:span text:style-name="T388">Ahura</text:span></text:span></text:p>
      <text:p text:style-name="P167"><text:span text:style-name="Strong_20_Emphasis"><text:span text:style-name="T300">(Sárská bohyně Ahura)</text:span></text:span></text:p>
      <text:p text:style-name="P79"><text:span text:style-name="Strong_20_Emphasis"><text:span text:style-name="T347">Bohyně Avesta. </text:span></text:span><text:span text:style-name="Strong_20_Emphasis"><text:span text:style-name="T348">Nebo možná Jasna /* </text:span></text:span><text:span text:style-name="Strong_20_Emphasis"><text:span text:style-name="T349">To zní moc slovansky. </text:span></text:span><text:span text:style-name="Strong_20_Emphasis"><text:span text:style-name="T350">Možná Jásna? </text:span></text:span><text:span text:style-name="Strong_20_Emphasis"><text:span text:style-name="T351">I když… Fárská bohyně Jasna – to nezní špatně.</text:span></text:span><text:span text:style-name="Strong_20_Emphasis"><text:span text:style-name="T348"> */ (angl. Yasna).</text:span></text:span><text:span text:style-name="Strong_20_Emphasis"><text:span text:style-name="T270"> </text:span></text:span><text:span text:style-name="Strong_20_Emphasis"><text:span text:style-name="T281">Ahura?</text:span></text:span></text:p>
      <text:p text:style-name="P79"><text:span text:style-name="Strong_20_Emphasis"><text:span text:style-name="T342">Bůh: Ahara </text:span></text:span><text:span text:style-name="Strong_20_Emphasis"><text:span text:style-name="T343">(Ahura Mazda) </text:span></text:span><text:span text:style-name="Strong_20_Emphasis"><text:span text:style-name="T344">(možná Avesta?)</text:span></text:span><text:span text:style-name="Strong_20_Emphasis"><text:span text:style-name="T342">, </text:span></text:span><text:span text:style-name="Strong_20_Emphasis"><text:span text:style-name="T345">sedm andělů </text:span></text:span><text:span text:style-name="Strong_20_Emphasis"><text:span text:style-name="T346">(reprezentují různé ctnosti)</text:span></text:span><text:span text:style-name="Strong_20_Emphasis"><text:span text:style-name="T345">.</text:span></text:span></text:p>
      <text:p text:style-name="P168"><text:span text:style-name="Strong_20_Emphasis"><text:span text:style-name="T398">Ahura = pravda, oheň</text:span></text:span></text:p>
      <text:p text:style-name="P168"><text:span text:style-name="Strong_20_Emphasis"><text:span text:style-name="T398">Očistné plameny, plamenné oběti, upalování</text:span></text:span></text:p>
      <text:p text:style-name="P168"><text:span text:style-name="Strong_20_Emphasis"><text:span text:style-name="T398">Lhář upálením očistěn</text:span></text:span></text:p>
      <text:p text:style-name="P166"><text:span text:style-name="Strong_20_Emphasis"><text:span text:style-name="T401">Správní rozdělení</text:span></text:span></text:p>
      <text:p text:style-name="P79"><text:soft-page-break/><text:span text:style-name="Strong_20_Emphasis"><text:span text:style-name="T392">Země se dělí na satrapie. </text:span></text:span><text:span text:style-name="Strong_20_Emphasis"><text:span text:style-name="T393">Satrapové jsou úředníci jmenovaní Sárským králem.</text:span></text:span></text:p>
      <text:p text:style-name="P79"><text:span text:style-name="Strong_20_Emphasis"><text:span text:style-name="T371">A '</text:span></text:span><text:a xlink:type="simple" xlink:href="https://en.wikipedia.org/wiki/Satrap" text:style-name="Internet_20_link" text:visited-style-name="Visited_20_Internet_20_Link"><text:span text:style-name="Strong_20_Emphasis"><text:span text:style-name="T378">satrap</text:span></text:span></text:a><text:span text:style-name="Strong_20_Emphasis"><text:span text:style-name="T371">'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393"> </text:span></text:span></text:p>
      <text:p text:style-name="P166"><text:span text:style-name="Strong_20_Emphasis"><text:span text:style-name="T401">Armáda</text:span></text:span></text:p>
      <text:p text:style-name="P79"><text:span text:style-name="Strong_20_Emphasis"><text:span text:style-name="T394">Jádro armády – 10.000 „nesmrtelných“ (urození, jejich počet je průběžně doplňován).</text:span></text:span></text:p>
      <text:p text:style-name="P92"><text:span text:style-name="Strong_20_Emphasis"><text:span text:style-name="T370">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375">[59]</text:span></text:span></text:a><text:span text:style-name="Strong_20_Emphasis"><text:span text:style-name="T373"> </text:span></text:span><text:span text:style-name="Strong_20_Emphasis"><text:span text:style-name="T370">A share of this income called the </text:span></text:span><text:span text:style-name="Strong_20_Emphasis"><text:span text:style-name="T402">Quppu Sha Sharri</text:span></text:span><text:span text:style-name="Strong_20_Emphasis"><text:span text:style-name="T370">,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377">Nabonidus</text:span></text:span></text:a><text:span text:style-name="Strong_20_Emphasis"><text:span text:style-name="T373">—</text:span></text:span><text:span text:style-name="Strong_20_Emphasis"><text:span text:style-name="T370">was then turned over to the ruler.</text:span></text:span><text:span text:style-name="Strong_20_Emphasis"><text:span text:style-name="T394"> </text:span></text:span></text:p>
      <text:p text:style-name="P92"><text:span text:style-name="Strong_20_Emphasis"><text:span text:style-name="T394"/></text:span></text:p>
      <text:p text:style-name="P79"><text:span text:style-name="Strong_20_Emphasis"><text:span text:style-name="T271">Tzn chrámy jsou zodpovědné za výběr daní?</text:span></text:span></text:p>
      <text:p text:style-name="P79"><text:span text:style-name="Strong_20_Emphasis"><text:span text:style-name="T362">Cyrus also formed an innovative </text:span></text:span><text:a xlink:type="simple" xlink:href="https://en.wikipedia.org/wiki/Postal_system" text:style-name="Internet_20_link" text:visited-style-name="Visited_20_Internet_20_Link"><text:span text:style-name="Strong_20_Emphasis"><text:span text:style-name="T379">postal system</text:span></text:span></text:a><text:span text:style-name="Strong_20_Emphasis"><text:span text:style-name="T362">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379">Chapar Khaneh</text:span></text:span></text:a><text:span text:style-name="Strong_20_Emphasis"><text:span text:style-name="T362">.</text:span></text:span></text:p>
      <text:p text:style-name="P79"><text:span text:style-name="Strong_20_Emphasis"><text:span text:style-name="T272">Pošta, vida…</text:span></text:span></text:p>
      <text:p text:style-name="P79"><text:span text:style-name="Strong_20_Emphasis"><text:span text:style-name="T363">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380">Royal Road</text:span></text:span></text:a><text:span text:style-name="Strong_20_Emphasis"><text:span text:style-name="T368"> </text:span></text:span><text:span text:style-name="Strong_20_Emphasis"><text:span text:style-name="T363">from </text:span></text:span><text:a xlink:type="simple" xlink:href="https://en.wikipedia.org/wiki/Susa" text:style-name="Internet_20_link" text:visited-style-name="Visited_20_Internet_20_Link"><text:span text:style-name="Strong_20_Emphasis"><text:span text:style-name="T380">Susa</text:span></text:span></text:a><text:span text:style-name="Strong_20_Emphasis"><text:span text:style-name="T368"> </text:span></text:span><text:span text:style-name="Strong_20_Emphasis"><text:span text:style-name="T363">to </text:span></text:span><text:a xlink:type="simple" xlink:href="https://en.wikipedia.org/wiki/Sardis" text:style-name="Internet_20_link" text:visited-style-name="Visited_20_Internet_20_Link"><text:span text:style-name="Strong_20_Emphasis">Sardis</text:span></text:a><text:span text:style-name="Strong_20_Emphasis"><text:span text:style-name="T380">. </text:span></text:span><text:span text:style-name="Strong_20_Emphasis"><text:span text:style-name="T372">It featured stations and </text:span></text:span><text:a xlink:type="simple" xlink:href="https://en.wikipedia.org/wiki/Caravanserai" text:style-name="Internet_20_link" text:visited-style-name="Visited_20_Internet_20_Link"><text:span text:style-name="Strong_20_Emphasis"><text:span text:style-name="T380">caravanserais</text:span></text:span></text:a><text:span text:style-name="Strong_20_Emphasis"><text:span text:style-name="T372"> at specific intervals.</text:span></text:span><text:span text:style-name="Strong_20_Emphasis"><text:span text:style-name="T380"> </text:span></text:span></text:p>
      <text:p text:style-name="P79"><text:span text:style-name="Strong_20_Emphasis"><text:span text:style-name="T273">V </text:span></text:span><text:span text:style-name="Strong_20_Emphasis"><text:span text:style-name="T299">S</text:span></text:span><text:span text:style-name="Strong_20_Emphasis"><text:span text:style-name="T273">árské říši není otroctví (Filip ho ale asi zase zavedl):</text:span></text:span></text:p>
      <text:p text:style-name="P99"><text:span text:style-name="Strong_20_Emphasis"><text:span text:style-name="T360">The practice of slavery in Achaemenid Persia was generally banned, although there is evidence that conquered and/or rebellious armies were sold into captivity.</text:span></text:span><text:span text:style-name="Strong_20_Emphasis"> </text:span></text:p>
      <text:p text:style-name="P99"><text:span text:style-name="Strong_20_Emphasis"><text:span text:style-name="T406">Hodnoty</text:span></text:span></text:p>
      <text:p text:style-name="P99"><text:span text:style-name="Strong_20_Emphasis"><text:span text:style-name="T360">Persian youths, from their fifth year to their twentieth year, were instructed in three things – </text:span></text:span><text:span text:style-name="Strong_20_Emphasis"><text:span text:style-name="T404">to ride a horse, to draw a bow, and to speak the Truth</text:span></text:span></text:p>
      <text:p text:style-name="P99"><text:soft-page-break/><text:span text:style-name="Strong_20_Emphasis"><text:span text:style-name="T360">the most disgraceful thing in the world [the Persians] think, is to tell a lie; the next worst, to owe a debt: because, among other reasons, the debtor is obliged to tell lies.</text:span></text:span><text:span text:style-name="Strong_20_Emphasis"><text:span text:style-name="T403"> </text:span></text:span></text:p>
      <text:p text:style-name="P99"><text:span text:style-name="Strong_20_Emphasis"><text:span text:style-name="T360">In Achaemenid Persia, the lie, </text:span></text:span><text:a xlink:type="simple" xlink:href="https://en.wikipedia.org/wiki/Druj" text:style-name="Internet_20_link" text:visited-style-name="Visited_20_Internet_20_Link"><text:span text:style-name="Strong_20_Emphasis"><text:span text:style-name="T405">druj</text:span></text:span></text:a><text:span text:style-name="Strong_20_Emphasis"><text:span text:style-name="T360">, is considered to be a </text:span></text:span><text:a xlink:type="simple" xlink:href="https://en.wikipedia.org/wiki/Seven_deadly_sins" text:style-name="Internet_20_link" text:visited-style-name="Visited_20_Internet_20_Link"><text:span text:style-name="Strong_20_Emphasis"><text:span text:style-name="T376">cardinal sin</text:span></text:span></text:a><text:span text:style-name="Strong_20_Emphasis"><text:span text:style-name="T360">, and it was punishable by death in some extreme cases.</text:span></text:span><text:span text:style-name="Strong_20_Emphasis"><text:span text:style-name="T403"> </text:span></text:span></text:p>
      <text:p text:style-name="P79"><text:span text:style-name="Strong_20_Emphasis"><text:span text:style-name="T135">Takže Jasna je bohyně pravdy?</text:span></text:span></text:p>
      <text:p text:style-name="P79"><text:span text:style-name="Strong_20_Emphasis"><text:span text:style-name="T274">Perské slovo pro pravdu: Arta nebo Aša (Asha).<text:line-break/>- Aša je zvukově moc podobná Išaře, takže Arta, </text:span></text:span><text:span text:style-name="Strong_20_Emphasis"><text:span text:style-name="T275">Fárská bohyně pravdy</text:span></text:span><text:span text:style-name="Strong_20_Emphasis"><text:span text:style-name="T274">?</text:span></text:span></text:p>
      <text:p text:style-name="P79"><text:span text:style-name="Strong_20_Emphasis"><text:span text:style-name="T276">Artavesta? </text:span></text:span><text:span text:style-name="Strong_20_Emphasis"><text:span text:style-name="T277">Artavéda? </text:span></text:span><text:span text:style-name="Strong_20_Emphasis"><text:span text:style-name="T278">Nebo fakt Ahura? </text:span></text:span><text:span text:style-name="Strong_20_Emphasis"><text:span text:style-name="T279">(Mazda asi ne, to je Japonská motorka...)</text:span></text:span></text:p>
      <text:h text:style-name="Heading_20_2" text:outline-level="2"><text:span text:style-name="Strong_20_Emphasis">Národy jihu</text:span></text:h>
      <text:h text:style-name="P176" text:outline-level="3"><text:span text:style-name="Strong_20_Emphasis">Kemeťané</text:span></text:h>
      <text:p text:style-name="P81"><text:span text:style-name="Strong_20_Emphasis"><text:span text:style-name="T260">Velká Kemetská poušť (jižně od Icénských měst na jižním břehu Smaragdového moře).<text:line-break/>- </text:span></text:span><text:span text:style-name="Strong_20_Emphasis"><text:span text:style-name="T292">Poušť se klidně může jmenovat Ahagar.</text:span></text:span></text:p>
      <text:p text:style-name="P81"><text:span text:style-name="Strong_20_Emphasis"><text:span text:style-name="T385">/* </text:span></text:span><text:span text:style-name="Strong_20_Emphasis"><text:span text:style-name="T386">Agarové</text:span></text:span><text:span text:style-name="Strong_20_Emphasis"><text:span text:style-name="T258"> (nomádi z Agaru)</text:span></text:span><text:span text:style-name="Strong_20_Emphasis"><text:span text:style-name="T385"> Ahagarové</text:span></text:span><text:span text:style-name="Strong_20_Emphasis"><text:span text:style-name="T246"> (poušť Ahagar?) </text:span></text:span><text:span text:style-name="Strong_20_Emphasis"><text:span text:style-name="T253">Možná jen Agarové? </text:span></text:span><text:span text:style-name="Strong_20_Emphasis"><text:span text:style-name="T254">(poušť Agar, nebo Agara? <text:s/></text:span></text:span><text:span text:style-name="Strong_20_Emphasis"><text:span text:style-name="T257">Agara by se pletla s agorou, takže nejspíš jen Agar</text:span></text:span><text:span text:style-name="Strong_20_Emphasis"><text:span text:style-name="T254">) */</text:span></text:span></text:p>
      <text:p text:style-name="P81"><text:span text:style-name="Strong_20_Emphasis"><text:span text:style-name="T249">(Ahagarští nomádi, </text:span></text:span><text:span text:style-name="Strong_20_Emphasis"><text:span text:style-name="T250">nomádi z Ahagaru </text:span></text:span><text:span text:style-name="Strong_20_Emphasis"><text:span text:style-name="T258">(z Agaru)</text:span></text:span><text:span text:style-name="Strong_20_Emphasis"><text:span text:style-name="T249">).</text:span></text:span></text:p>
      <text:p text:style-name="P81"><text:span text:style-name="Strong_20_Emphasis"><text:span text:style-name="T244">Nomádi z pouště (</text:span></text:span><text:span text:style-name="Strong_20_Emphasis"><text:span text:style-name="T251">sluneční bohyně</text:span></text:span><text:span text:style-name="Strong_20_Emphasis"><text:span text:style-name="T244">, </text:span></text:span><text:span text:style-name="Strong_20_Emphasis"><text:span text:style-name="T245">oázy</text:span></text:span><text:span text:style-name="Strong_20_Emphasis"><text:span text:style-name="T244">). </text:span></text:span><text:span text:style-name="Strong_20_Emphasis"><text:span text:style-name="T264">Koryto řeky Kemet je většinu roku suché – poušť všechnu vodu vypije. Pouze v období dešťů se zaplní a v té době se taky typicky rozvodní.</text:span></text:span></text:p>
      <text:p text:style-name="P81"><text:a xlink:type="simple" xlink:href="https://en.wikipedia.org/wiki/Kel_Ahaggar" text:style-name="Internet_20_link" text:visited-style-name="Visited_20_Internet_20_Link"><text:span text:style-name="Strong_20_Emphasis"><text:span text:style-name="T244">https://en.wikipedia.org/wiki/Kel_Ahaggar</text:span></text:span></text:a></text:p>
      <text:p text:style-name="P81"><text:span text:style-name="Strong_20_Emphasis"><text:span text:style-name="T248">Mají královny.</text:span></text:span></text:p>
      <text:p text:style-name="P81"><text:soft-page-break/><text:span text:style-name="Strong_20_Emphasis"><text:span text:style-name="T252">Sluneční bohyně </text:span></text:span><text:span text:style-name="Strong_20_Emphasis"><text:span text:style-name="T263">Sárí.</text:span></text:span></text:p>
      <text:p text:style-name="P81"><text:span text:style-name="Strong_20_Emphasis"><text:span text:style-name="T336">/* Šáma? </text:span></text:span><text:span text:style-name="Strong_20_Emphasis"><text:span text:style-name="T337">Šárí! (I když to zní </text:span></text:span><text:span text:style-name="Strong_20_Emphasis"><text:span text:style-name="T338">trochu</text:span></text:span><text:span text:style-name="Strong_20_Emphasis"><text:span text:style-name="T337"> podobně jako Išara… </text:span></text:span><text:span text:style-name="Strong_20_Emphasis"><text:span text:style-name="T339">Tak možná </text:span></text:span><text:span text:style-name="Strong_20_Emphasis"><text:span text:style-name="T357">Sárí</text:span></text:span><text:span text:style-name="Strong_20_Emphasis"><text:span text:style-name="T339">? </text:span></text:span><text:span text:style-name="Strong_20_Emphasis"><text:span text:style-name="T340">To by asi šlo.</text:span></text:span><text:span text:style-name="Strong_20_Emphasis"><text:span text:style-name="T337">) */</text:span></text:span></text:p>
      <text:p text:style-name="P84"><text:span text:style-name="Strong_20_Emphasis"><text:span text:style-name="T400">Hodnoty</text:span></text:span></text:p>
      <text:p text:style-name="P84"><text:span text:style-name="Strong_20_Emphasis"><text:span text:style-name="T395">Pohostinnost, pomoc v nouzi. </text:span></text:span><text:span text:style-name="Strong_20_Emphasis"><text:span text:style-name="T396">Právo být hoš</text:span></text:span><text:span text:style-name="Strong_20_Emphasis"><text:span text:style-name="T397">tě</text:span></text:span><text:span text:style-name="Strong_20_Emphasis"><text:span text:style-name="T396">n.</text:span></text:span></text:p>
      <text:p text:style-name="P170"><text:span text:style-name="Strong_20_Emphasis"><text:span text:style-name="T396">Nejhorší hřích: zradit svého hostitele nebo mu jinak uškodit.</text:span></text:span></text:p>
      <text:p text:style-name="P171"><text:span text:style-name="Strong_20_Emphasis"><text:span text:style-name="T399">Posmrtný život, mumifikace.</text:span></text:span></text:p>
      <text:h text:style-name="Heading_20_3" text:outline-level="3"><text:span text:style-name="Strong_20_Emphasis">Gahundové</text:span></text:h>
      <text:p text:style-name="P81"><text:span text:style-name="Strong_20_Emphasis"><text:span text:style-name="T115">(</text:span></text:span><text:span text:style-name="Strong_20_Emphasis"><text:span text:style-name="T390">Jižané</text:span></text:span><text:span text:style-name="Strong_20_Emphasis"><text:span text:style-name="T115">) – daleká Gahunda.</text:span></text:span></text:p>
      <text:p text:style-name="P74"><text:span text:style-name="Strong_20_Emphasis"><text:span text:style-name="T117">(</text:span></text:span><text:span text:style-name="Strong_20_Emphasis"><text:span text:style-name="T115">Ja</text:span></text:span><text:span text:style-name="Strong_20_Emphasis"><text:span text:style-name="T117">ko národ jsou to Gahundové, ale byl </text:span></text:span><text:span text:style-name="Strong_20_Emphasis"><text:span text:style-name="T118">t</text:span></text:span><text:span text:style-name="Strong_20_Emphasis"><text:span text:style-name="T117">o </text:span></text:span><text:span text:style-name="Strong_20_Emphasis"><text:span text:style-name="T116">Gahunďan, </text:span></text:span><text:span text:style-name="Strong_20_Emphasis"><text:span text:style-name="T118">byla to</text:span></text:span><text:span text:style-name="Strong_20_Emphasis"><text:span text:style-name="T116"> Gahunďanka</text:span></text:span><text:span text:style-name="Strong_20_Emphasis"><text:span text:style-name="T117">)</text:span></text:span><text:span text:style-name="Strong_20_Emphasis"><text:span text:style-name="T116">.</text:span></text:span></text:p>
      <text:p text:style-name="P73"><text:span text:style-name="Strong_20_Emphasis"><text:span text:style-name="T115">Anansi, bůh (nebo bohyně?) Gahundů.</text:span></text:span></text:p>
      <text:p text:style-name="P73"><text:span text:style-name="Strong_20_Emphasis"><text:span text:style-name="T110">/*</text:span></text:span></text:p>
      <text:p text:style-name="P71"><text:span text:style-name="Strong_20_Emphasis"><text:span text:style-name="T356">Sábijci</text:span></text:span><text:span text:style-name="Strong_20_Emphasis"><text:span text:style-name="T335"> – Sábie.</text:span></text:span></text:p>
      <text:p text:style-name="P72"><text:span text:style-name="Strong_20_Emphasis"><text:span text:style-name="T334">Asábové? (I když ne, Asábie zní moc jako Arábie) */</text:span></text:span></text:p>
      <text:p text:style-name="P69"><text:span text:style-name="Strong_20_Emphasis"><text:span text:style-name="T246">Bůh (nebo bohyně) Anansi.</text:span></text:span></text:p>
      <text:p text:style-name="P69"><text:span text:style-name="Strong_20_Emphasis"><text:span text:style-name="T246">Hodně spirituální národ.</text:span></text:span></text:p>
      <text:p text:style-name="P75"><text:span text:style-name="Strong_20_Emphasis"><text:span text:style-name="T247">Žijí až za pouští, Dórská expanze k nim nedosáhla.</text:span></text:span></text:p>
      <text:p text:style-name="P76"><text:span text:style-name="Strong_20_Emphasis"><text:span text:style-name="T261">Je to teokracie, vládnou šamani (Anansiho kněží).</text:span></text:span></text:p>
      <text:h text:style-name="P174" text:outline-level="1"><text:span text:style-name="Strong_20_Emphasis"><text:span text:style-name="T382">Klení</text:span></text:span></text:h>
      <text:p text:style-name="P49"><text:span text:style-name="Strong_20_Emphasis"><text:span text:style-name="T197">(To by teda mělo být specifické podle kultury, ale tak obecně)</text:span></text:span></text:p>
      <text:p text:style-name="P49"><text:soft-page-break/><text:span text:style-name="Strong_20_Emphasis"><text:span text:style-name="T197">„Sakra“ je v pohodě (je to z latinského sacra, </text:span></text:span><text:span text:style-name="Strong_20_Emphasis"><text:span text:style-name="T198">což má něco společného s posvátností nebo svatostí. Dost možná to souvisí s obětinami).</text:span></text:span></text:p>
      <text:p text:style-name="P50"><text:span text:style-name="Strong_20_Emphasis"><text:span text:style-name="T199">„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2">Peklo je společné pro středozemní polyteismus </text:span></text:span><text:span text:style-name="Strong_20_Emphasis"><text:span text:style-name="T208">(Jižani a Seveřani mají jiné koncepty)</text:span></text:span><text:span text:style-name="Strong_20_Emphasis"><text:span text:style-name="T202">.</text:span></text:span></text:p>
      <text:list xml:id="list3678339266" text:style-name="L15">
        <text:list-item>
          <text:p text:style-name="P141"><text:span text:style-name="Strong_20_Emphasis"><text:span text:style-name="T202">Přestože každý národ vyznává jiného boha, díky vzájemnému kontaktu došlo k prolínání kultury. Polyteismus ve středomoří vzniknul prostě tak, že lidé přejali víru v božstva okolních národů.</text:span></text:span></text:p>
          <text:list>
            <text:list-item>
              <text:p text:style-name="P142"><text:span text:style-name="Strong_20_Emphasis"><text:span text:style-name="T203">Díky tomu je společný i koncept pekla.</text:span></text:span></text:p>
            </text:list-item>
          </text:list>
        </text:list-item>
        <text:list-item>
          <text:p text:style-name="P142"><text:span text:style-name="Strong_20_Emphasis"><text:span text:style-name="T203">Peklo je místo mimo náš svět, zcela nehostinné a smrtící, plné ohně a jedovatých plynů.</text:span></text:span></text:p>
          <text:list>
            <text:list-item>
              <text:p text:style-name="P143"><text:span text:style-name="Strong_20_Emphasis"><text:span text:style-name="T204">Je to místo kam bohové posílají smrtelníky, kteří udělali něco mimořádně trestuhodného z náboženského pohledu: Vypálili chrám, znásilnili kněžku, a podobně.</text:span></text:span></text:p>
            </text:list-item>
          </text:list>
        </text:list-item>
        <text:list-item>
          <text:p text:style-name="P144"><text:span text:style-name="Strong_20_Emphasis"><text:span text:style-name="T205">Peklo skutečně existuje, protože </text:span></text:span><text:span text:style-name="Strong_20_Emphasis"><text:span text:style-name="T206">jeho koncept vzniknul kdysi dávno v elfských říších v průběhu zkoumání </text:span></text:span><text:span text:style-name="Strong_20_Emphasis"><text:span text:style-name="T209">cizích</text:span></text:span><text:span text:style-name="Strong_20_Emphasis"><text:span text:style-name="T206"> světů.</text:span></text:span></text:p>
          <text:list>
            <text:list-item>
              <text:p text:style-name="P145"><text:span text:style-name="Strong_20_Emphasis"><text:span text:style-name="T206">Je to lávový, nehostinný svět, ve kterém se nedá bez magie přežít a ani s ní to nejde moc dlouho.</text:span></text:span></text:p>
            </text:list-item>
            <text:list-item>
              <text:p text:style-name="P146"><text:span text:style-name="Strong_20_Emphasis"><text:span text:style-name="T207">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1">Zatracení </text:span></text:span><text:span text:style-name="Strong_20_Emphasis"><text:span text:style-name="T232">znamená posmrtné uvěznění v pekle. </text:span></text:span><text:span text:style-name="Strong_20_Emphasis"><text:span text:style-name="T233">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oft-page-break/><text:span text:style-name="T82">Řád: Beleron (čest, spravedlnost, věrnost), Astra (magie, hvězdy, věčnost, znalosti, </text:span><text:span text:style-name="T84">umění, </text:span><text:span text:style-name="T97">elfská abeceda</text:span><text:span text:style-name="T82">), Raia (</text:span><text:span text:style-name="T95">léčitelství, </text:span><text:span text:style-name="T96">úroda,</text:span><text:span text:style-name="T95"> </text:span><text:span text:style-name="T82">divočina, spagyrie), Nirvi (řemesla, obchod, </text:span><text:span text:style-name="T96">trpaslické </text:span><text:span text:style-name="T82">runy), </text:span><text:span text:style-name="T85">Mi</text:span><text:span text:style-name="T83">ra</text:span><text:span text:style-name="T82"> (</text:span><text:span text:style-name="T86">mineral</text:span><text:span text:style-name="T98">o</text:span><text:span text:style-name="T97">g</text:span><text:span text:style-name="T86">ie, </text:span><text:span text:style-name="T99">metalurgie</text:span><text:span text:style-name="T86">, </text:span><text:span text:style-name="T94">hory, dary z hlubin země</text:span><text:span text:style-name="T82">).</text:span></text:p>
      <text:list xml:id="list339756859" text:style-name="L16">
        <text:list-item>
          <text:p text:style-name="P147">Elfové: Beleron, Astra, Raia.</text:p>
        </text:list-item>
        <text:list-item>
          <text:p text:style-name="P148"><text:span text:style-name="T82">Trpaslíci: Beleron, Nirvi, </text:span><text:span text:style-name="T83">Mira</text:span><text:span text:style-name="T82">.</text:span></text:p>
        </text:list-item>
      </text:list>
      <text:p text:style-name="P58"><text:span text:style-name="T82">Chaos: </text:span><text:span text:style-name="T100">Varhar</text:span><text:span text:style-name="T90"> (válka,</text:span><text:span text:style-name="T91"> síla, </text:span><text:span text:style-name="T92">oheň, bouře a destrukce</text:span><text:span text:style-name="T90">), Nhara (zlá mysl), </text:span><text:span text:style-name="T82">Orokva (smrt, nekromancie, chlad a temnota), </text:span><text:span text:style-name="T93">Degron (nemoci, jedy, rozklad, zkaženost), </text:span><text:span text:style-name="T88">Gratva (cizí světy).</text:span></text:p>
      <text:list xml:id="list2414413967" text:style-name="L17">
        <text:list-item>
          <text:p text:style-name="P149"><text:span text:style-name="T82">Goblini: Nhara </text:span><text:span text:style-name="T87">(duševní magie)</text:span><text:span text:style-name="T82">, </text:span><text:span text:style-name="T89">Degron</text:span><text:span text:style-name="T87"> (jedy a nemoci)</text:span><text:span text:style-name="T89">, Orokva </text:span><text:span text:style-name="T87">(nekromancie)</text:span></text:p>
        </text:list-item>
        <text:list-item>
          <text:p text:style-name="P150"><text:span text:style-name="T82">Orkové: Nergal </text:span><text:span text:style-name="T87">(válka, oheň, blesky)</text:span><text:span text:style-name="T82">, </text:span><text:span text:style-name="T88">Gratva </text:span><text:span text:style-name="T87">(cizí světy)</text:span><text:span text:style-name="T88">, </text:span><text:span text:style-name="T89">Orokva </text:span><text:span text:style-name="T87">(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34">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11">TODO: pokud bych snižoval počet bohů (na 5), tak sloučit Nergala a Varhara a nejspíš Survu a Orokvu </text:span></text:span><text:span text:style-name="Emphasis"><text:span text:style-name="T114">(měla by hůl s kostrou netopýra)</text:span></text:span><text:span text:style-name="Emphasis"><text:span text:style-name="T111">.</text:span></text:span><text:span text:style-name="Emphasis"><text:span text:style-name="T112"><text:line-break/>- otázka by byla, co s </text:span></text:span><text:span text:style-name="Emphasis"><text:span text:style-name="T113">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77" text:outline-level="3"><text:bookmark-start text:name="__RefHeading___Toc8261_3223281266"/>Starý severský panteon<text:bookmark-end text:name="__RefHeading___Toc8261_3223281266"/></text:h>
      <text:p text:style-name="P12"><text:span text:style-name="T74">Uctívání:</text:span> <text:span text:style-name="T126">Seveřani slaví dva velké svátky v době jarní a podzimní rovnodennosti. Oslavuje se vždy konec vlády Árduna nebo Frígy a začátek vlády toho druhého. Tyto obřady vede vždy kmenový stařešina.</text:span></text:p>
      <text:p text:style-name="P14">Á<text:span text:style-name="T101">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0">Starý </text:span>Jižan<text:span text:style-name="T130">ský panteon</text:span><text:bookmark-end text:name="__RefHeading___Toc8263_3223281266"/></text:h>
      <text:p text:style-name="P11"><text:span text:style-name="T74">Uctívání:</text:span> Tance, bubny, společné rituály <text:span text:style-name="T125">pod širým nebem</text:span>.<text:line-break/><text:tab/>„<text:span text:style-name="T124">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6">(</text:span><text:span text:style-name="T107">tajné učení a magická moc, </text:span><text:span text:style-name="T109">tradice a rituály, vládce světa duchů</text:span><text:span text:style-name="T106">)</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2">Ša</text:span>laka<text:span text:style-name="T102"> </text:span><text:span text:style-name="T105">(plodnost a svůdnost)</text:span></text:p>
      <text:p text:style-name="P3"><text:span text:style-name="T44"><text:tab/>Atributy:</text:span><text:span text:style-name="T46"> </text:span><text:span text:style-name="T49">Sedm dlouhých copů</text:span></text:p>
      <text:p text:style-name="P10"><text:span text:style-name="T123">Gahunda</text:span><text:span text:style-name="T102"> </text:span><text:span text:style-name="T104">(moudrost stařešinů)</text:span></text:p>
      <text:p text:style-name="P4"><text:span text:style-name="T44"><text:tab/>Atributy:</text:span><text:span text:style-name="T46"> </text:span><text:span text:style-name="T50">Shrbená stařena</text:span></text:p>
      <text:p text:style-name="P9">Tongaba<text:span text:style-name="T102"> </text:span><text:span text:style-name="T103">(</text:span><text:span text:style-name="T108">válečník</text:span><text:span text:style-name="T103">)</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78"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79"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80"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79" text:outline-level="4"><text:bookmark-start text:name="__RefHeading___Toc8271_3223281266"/><text:span text:style-name="T24">P</text:span><text:span text:style-name="T1">oznámky k frázím a pořekadlům</text:span><text:bookmark-end text:name="__RefHeading___Toc8271_3223281266"/></text:h>
      <text:list xml:id="list4036414572" text:style-name="L18">
        <text:list-item>
          <text:p text:style-name="P151"><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52">V pekle žijeme a pokud nedosáhneme spásy, po smrti se do něj zase vrátíme.</text:p>
        </text:list-item>
      </text:list>
      <text:h text:style-name="P179" text:outline-level="4"><text:bookmark-start text:name="__RefHeading___Toc8273_3223281266"/><text:soft-page-break/>Jak se má chovat dobrý věřící<text:bookmark-end text:name="__RefHeading___Toc8273_3223281266"/></text:h>
      <text:list xml:id="list160540433496262" text:continue-numbering="true" text:style-name="L18">
        <text:list-item>
          <text:p text:style-name="P153"><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53"><text:span text:style-name="T33">Proklínat jejich jméno je možné, i toho se je však lepší vyvarovat – každá černá myšlenka tě </text:span><text:span text:style-name="T34">odvádí od cíle</text:span><text:span text:style-name="T33">.</text:span></text:p>
        </text:list-item>
        <text:list-item>
          <text:p text:style-name="P154"><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55"><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56"><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57"><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58"><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59"><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31">D</text:span>oktrín<text:span text:style-name="T131">y Nové víry</text:span><text:bookmark-end text:name="__RefHeading___Toc8147_3223281266"/></text:h>
      <text:p text:style-name="P23">Mystická škola</text:p>
      <text:list xml:id="list4189007958" text:style-name="L19">
        <text:list-item>
          <text:p text:style-name="P160">Mystici tvrdí, že dosáhnout gnóze, tedy splynutí s myslí Stvořitele, lze dosáhnout pouze skrze meditaci, odříkání a okolní prožitky.</text:p>
        </text:list-item>
      </text:list>
      <text:p text:style-name="P23">Filosofická škola</text:p>
      <text:list xml:id="list3397679307" text:style-name="L20">
        <text:list-item>
          <text:p text:style-name="P161">Filosofové tvrdí, že <text:span text:style-name="T129">Stvořitele lze poznat zkoumáním</text:span> <text:span text:style-name="T127">druhutného světa, protože v něm se skrývají střípky toho prvního, dokonalého.</text:span></text:p>
          <text:list>
            <text:list-item>
              <text:p text:style-name="P162"><text:span text:style-name="T128">Věří, že všechny věci, jakkoliv pokřivené, prostupuje </text:span>Stvořitel<text:span text:style-name="T128">ův</text:span> plán <text:span text:style-name="T128">(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30T16:05:34.755000000</dc:date>
    <meta:print-date>2113-01-01T00:00:00</meta:print-date>
    <meta:editing-cycles>10391</meta:editing-cycles>
    <meta:editing-duration>P31DT16H27M21S</meta:editing-duration>
    <meta:generator>LibreOffice/5.4.2.2$Windows_X86_64 LibreOffice_project/22b09f6418e8c2d508a9eaf86b2399209b0990f4</meta:generator>
    <dc:creator>York </dc:creator>
    <meta:document-statistic meta:table-count="0" meta:image-count="26" meta:object-count="0" meta:page-count="32" meta:paragraph-count="311" meta:word-count="5015" meta:character-count="31375" meta:non-whitespace-character-count="26615"/>
  </office:meta>
</office:document-meta>
</file>